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1" svg:font-family="Calibri"/>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07mm"/>
    </style:style>
    <style:style style:name="co2" style:family="table-column">
      <style:table-column-properties fo:break-before="auto" style:column-width="53.2mm"/>
    </style:style>
    <style:style style:name="co3" style:family="table-column">
      <style:table-column-properties fo:break-before="auto" style:column-width="53.48mm"/>
    </style:style>
    <style:style style:name="co4" style:family="table-column">
      <style:table-column-properties fo:break-before="auto" style:column-width="37.24mm"/>
    </style:style>
    <style:style style:name="co5" style:family="table-column">
      <style:table-column-properties fo:break-before="auto" style:column-width="30.23mm"/>
    </style:style>
    <style:style style:name="co6" style:family="table-column">
      <style:table-column-properties fo:break-before="auto" style:column-width="39.35mm"/>
    </style:style>
    <style:style style:name="co7" style:family="table-column">
      <style:table-column-properties fo:break-before="auto" style:column-width="172.97mm"/>
    </style:style>
    <style:style style:name="co8" style:family="table-column">
      <style:table-column-properties fo:break-before="auto" style:column-width="5.31mm"/>
    </style:style>
    <style:style style:name="co9" style:family="table-column">
      <style:table-column-properties fo:break-before="auto" style:column-width="115.75mm"/>
    </style:style>
    <style:style style:name="co10" style:family="table-column">
      <style:table-column-properties fo:break-before="auto" style:column-width="60.18mm"/>
    </style:style>
    <style:style style:name="co11" style:family="table-column">
      <style:table-column-properties fo:break-before="auto" style:column-width="27.45mm"/>
    </style:style>
    <style:style style:name="co12" style:family="table-column">
      <style:table-column-properties fo:break-before="auto" style:column-width="20.43mm"/>
    </style:style>
    <style:style style:name="co13" style:family="table-column">
      <style:table-column-properties fo:break-before="auto" style:column-width="12.05mm"/>
    </style:style>
    <style:style style:name="co14" style:family="table-column">
      <style:table-column-properties fo:break-before="auto" style:column-width="5.04mm"/>
    </style:style>
    <style:style style:name="co15" style:family="table-column">
      <style:table-column-properties fo:break-before="auto" style:column-width="20.16mm"/>
    </style:style>
    <style:style style:name="co16" style:family="table-column">
      <style:table-column-properties fo:break-before="auto" style:column-width="6.09mm"/>
    </style:style>
    <style:style style:name="co17" style:family="table-column">
      <style:table-column-properties fo:break-before="auto" style:column-width="11.38mm"/>
    </style:style>
    <style:style style:name="co18" style:family="table-column">
      <style:table-column-properties fo:break-before="auto" style:column-width="30.16mm"/>
    </style:style>
    <style:style style:name="co19" style:family="table-column">
      <style:table-column-properties fo:break-before="auto" style:column-width="48.95mm"/>
    </style:style>
    <style:style style:name="co20" style:family="table-column">
      <style:table-column-properties fo:break-before="auto" style:column-width="89.43mm"/>
    </style:style>
    <style:style style:name="co21" style:family="table-column">
      <style:table-column-properties fo:break-before="auto" style:column-width="106.1mm"/>
    </style:style>
    <style:style style:name="co22" style:family="table-column">
      <style:table-column-properties fo:break-before="auto" style:column-width="39.16mm"/>
    </style:style>
    <style:style style:name="co23" style:family="table-column">
      <style:table-column-properties fo:break-before="auto" style:column-width="17.2mm"/>
    </style:style>
    <style:style style:name="co24" style:family="table-column">
      <style:table-column-properties fo:break-before="auto" style:column-width="16.93mm"/>
    </style:style>
    <style:style style:name="ro1" style:family="table-row">
      <style:table-row-properties style:row-height="5.56mm" fo:break-before="auto" style:use-optimal-row-height="true"/>
    </style:style>
    <style:style style:name="ro2" style:family="table-row">
      <style:table-row-properties style:row-height="17.18mm" fo:break-before="auto" style:use-optimal-row-height="false"/>
    </style:style>
    <style:style style:name="ro3" style:family="table-row">
      <style:table-row-properties style:row-height="28.84mm" fo:break-before="auto" style:use-optimal-row-height="false"/>
    </style:style>
    <style:style style:name="ro4" style:family="table-row">
      <style:table-row-properties style:row-height="35.44mm" fo:break-before="auto" style:use-optimal-row-height="false"/>
    </style:style>
    <style:style style:name="ro5" style:family="table-row">
      <style:table-row-properties style:row-height="42.14mm" fo:break-before="auto" style:use-optimal-row-height="false"/>
    </style:style>
    <style:style style:name="ro6" style:family="table-row">
      <style:table-row-properties style:row-height="25.4mm" fo:break-before="auto" style:use-optimal-row-height="false"/>
    </style:style>
    <style:style style:name="ro7" style:family="table-row">
      <style:table-row-properties style:row-height="5.56mm" fo:break-before="auto" style:use-optimal-row-height="false"/>
    </style:style>
    <style:style style:name="ro8" style:family="table-row">
      <style:table-row-properties style:row-height="4.87mm" fo:break-before="auto" style:use-optimal-row-height="true"/>
    </style:style>
    <style:style style:name="ro9" style:family="table-row">
      <style:table-row-properties style:row-height="5.29mm" fo:break-before="auto" style:use-optimal-row-height="true"/>
    </style:style>
    <style:style style:name="ro10" style:family="table-row">
      <style:table-row-properties style:row-height="4.52mm" fo:break-before="auto" style:use-optimal-row-height="true"/>
    </style:style>
    <style:style style:name="ro11" style:family="table-row">
      <style:table-row-properties style:row-height="10.58mm" fo:break-before="auto" style:use-optimal-row-height="false"/>
    </style:style>
    <style:style style:name="ro12" style:family="table-row">
      <style:table-row-properties style:row-height="5.29mm" fo:break-before="auto" style:use-optimal-row-height="false"/>
    </style:style>
    <style:style style:name="ro13" style:family="table-row">
      <style:table-row-properties style:row-height="16.21mm" fo:break-before="auto" style:use-optimal-row-height="false"/>
    </style:style>
    <style:style style:name="ro14" style:family="table-row">
      <style:table-row-properties style:row-height="7.94mm" fo:break-before="auto" style:use-optimal-row-height="false"/>
    </style:style>
    <style:style style:name="ro15" style:family="table-row">
      <style:table-row-properties style:row-height="40.22mm" fo:break-before="auto" style:use-optimal-row-height="false"/>
    </style:style>
    <style:style style:name="ro16" style:family="table-row">
      <style:table-row-properties style:row-height="32.35mm" fo:break-before="auto" style:use-optimal-row-height="false"/>
    </style:style>
    <style:style style:name="ro17" style:family="table-row">
      <style:table-row-properties style:row-height="35.14mm" fo:break-before="auto" style:use-optimal-row-height="false"/>
    </style:style>
    <style:style style:name="ro18" style:family="table-row">
      <style:table-row-properties style:row-height="4.9mm" fo:break-before="auto" style:use-optimal-row-height="true"/>
    </style:style>
    <style:style style:name="ta1" style:family="table" style:master-page-name="PageStyle_5f_Charter">
      <style:table-properties table:display="true" style:writing-mode="lr-tb"/>
    </style:style>
    <style:style style:name="ta2" style:family="table" style:master-page-name="PageStyle_5f_Plan">
      <style:table-properties table:display="true" style:writing-mode="lr-tb"/>
    </style:style>
    <style:style style:name="ta3"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75" number:automatic-order="true">
      <number:day/>
      <number:text> </number:text>
      <number:month number:textual="true"/>
      <number:text> </number:text>
      <number:year number:style="long"/>
    </number:date-style>
    <number:date-style style:name="N10036" number:language="it" number:country="IT" number:automatic-order="true">
      <number:day number:style="long"/>
      <number:text>/</number:text>
      <number:month number:style="long"/>
      <number:text>/</number:text>
      <number:year number:style="long"/>
    </number:date-style>
    <style:style style:name="ce1" style:family="table-cell" style:parent-style-name="Default">
      <style:table-cell-properties fo:background-color="#eeeeee" style:text-align-source="fix" style:repeat-content="false" fo:border="0.06pt solid #000000" style:vertical-align="middle"/>
      <style:paragraph-properties fo:text-align="center" fo:margin-left="0mm"/>
      <style:text-properties style:font-name="Arial" fo:font-size="10pt" fo:font-weight="bold" style:font-name-asian="Arial" style:font-size-asian="10pt" style:font-weight-asian="bold" style:font-name-complex="Arial" style:font-size-complex="10pt" style:font-weight-complex="bold"/>
    </style:style>
    <style:style style:name="ce32" style:family="table-cell" style:parent-style-name="Default" style:data-style-name="N0">
      <style:table-cell-properties fo:background-color="#f2f2f2" style:text-align-source="fix" style:repeat-content="false" fo:border="0.06pt solid #000000" style:vertical-align="top"/>
      <style:paragraph-properties fo:text-align="start" fo:margin-left="0mm"/>
      <style:text-properties style:font-name="Arial" fo:font-size="10pt" fo:font-weight="bold" style:font-name-asian="Arial" style:font-size-asian="10pt" style:font-weight-asian="bold" style:font-name-complex="Arial" style:font-size-complex="10pt" style:font-weight-complex="bold"/>
    </style:style>
    <style:style style:name="ce3" style:family="table-cell" style:parent-style-name="Default" style:data-style-name="N0"/>
    <style:style style:name="ce4" style:family="table-cell" style:parent-style-name="Default" style:data-style-name="N0">
      <style:table-cell-properties fo:background-color="#f2f2f2" style:text-align-source="fix" style:repeat-content="false" fo:wrap-option="wrap" fo:border="0.06pt solid #000000" style:vertical-align="top"/>
      <style:paragraph-properties fo:text-align="start" fo:margin-left="0mm"/>
      <style:text-properties style:font-name="Arial" fo:font-size="10pt" fo:font-weight="bold" style:font-name-asian="Arial" style:font-size-asian="10pt" style:font-weight-asian="bold" style:font-name-complex="Arial" style:font-size-complex="10pt" style:font-weight-complex="bold"/>
    </style:style>
    <style:style style:name="ce35" style:family="table-cell" style:parent-style-name="Default" style:data-style-name="N0">
      <style:table-cell-properties fo:border-bottom="none" style:text-align-source="fix" style:repeat-content="false" fo:background-color="transparent" fo:wrap-option="wrap" fo:border-left="0.06pt solid #000000" fo:border-right="0.06pt solid #000000" fo:border-top="0.06pt solid #000000" style:vertical-align="top"/>
      <style:paragraph-properties fo:text-align="start" fo:margin-left="0mm"/>
      <style:text-properties style:font-name="Arial" fo:font-size="10pt" style:font-name-asian="Arial" style:font-size-asian="10pt" style:font-name-complex="Arial" style:font-size-complex="10pt"/>
    </style:style>
    <style:style style:name="ce39" style:family="table-cell" style:parent-style-name="Default" style:data-style-name="N0">
      <style:table-cell-properties fo:border-bottom="0.06pt solid #000000" style:text-align-source="fix" style:repeat-content="false" fo:background-color="transparent" fo:wrap-option="wrap" fo:border-left="0.06pt solid #000000" fo:border-right="0.06pt solid #000000" fo:border-top="none" style:vertical-align="top"/>
      <style:paragraph-properties fo:text-align="start" fo:margin-left="0mm"/>
      <style:text-properties style:font-name="Arial" fo:font-size="10pt" style:font-name-asian="Arial" style:font-size-asian="10pt" style:font-name-complex="Arial" style:font-size-complex="10pt"/>
    </style:style>
    <style:style style:name="ce40" style:family="table-cell" style:parent-style-name="Default" style:data-style-name="N0">
      <style:table-cell-properties fo:border-bottom="none" fo:border-left="none" fo:border-right="none" fo:border-top="0.06pt solid #000000"/>
    </style:style>
    <style:style style:name="ce9" style:family="table-cell" style:parent-style-name="Default" style:data-style-name="N0"/>
    <style:style style:name="ce103" style:family="table-cell" style:parent-style-name="Default" style:data-style-name="N0">
      <style:table-cell-properties fo:border-bottom="none" fo:border-left="0.06pt solid #000000" fo:border-right="none" fo:border-top="none"/>
      <style:text-properties style:font-name="Arial" fo:font-size="10pt" style:font-name-asian="Arial" style:font-size-asian="10pt" style:font-name-complex="Arial" style:font-size-complex="10pt"/>
    </style:style>
    <style:style style:name="ce104" style:family="table-cell" style:parent-style-name="Default" style:data-style-name="N0">
      <style:table-cell-properties fo:border-bottom="none" fo:border-left="0.06pt solid #000000" fo:border-right="none" fo:border-top="none"/>
    </style:style>
    <style:style style:name="ce105" style:family="table-cell" style:parent-style-name="Default" style:data-style-name="N0">
      <style:table-cell-properties fo:border-bottom="0.06pt solid #000000" fo:border-left="0.06pt solid #000000" fo:border-right="none" fo:border-top="none"/>
    </style:style>
    <style:style style:name="ce106" style:family="table-cell" style:parent-style-name="Default" style:data-style-name="N0">
      <style:table-cell-properties fo:border-bottom="0.06pt solid #000000" fo:border-left="0.06pt solid #000000" fo:border-right="none" fo:border-top="none"/>
      <style:text-properties style:font-name="Arial" fo:font-size="10pt" style:font-name-asian="Arial" style:font-size-asian="10pt" style:font-name-complex="Arial" style:font-size-complex="10pt"/>
    </style:style>
    <style:style style:name="ce107" style:family="table-cell" style:parent-style-name="Default" style:data-style-name="N0">
      <style:table-cell-properties fo:border-bottom="none" fo:border-left="0.06pt solid #000000" fo:border-right="none" fo:border-top="0.06pt solid #000000"/>
    </style:style>
    <style:style style:name="ce108" style:family="table-cell" style:parent-style-name="Default" style:data-style-name="N0">
      <style:table-cell-properties fo:border-bottom="none" fo:border-left="0.06pt solid #000000" fo:border-right="none" fo:border-top="0.06pt solid #000000"/>
      <style:text-properties style:font-name="Calibri" style:font-name-asian="SimSun" style:font-name-complex="Lucida Sans"/>
    </style:style>
    <style:style style:name="ce109" style:family="table-cell" style:parent-style-name="Default">
      <style:table-cell-properties style:text-align-source="fix" style:repeat-content="false"/>
      <style:paragraph-properties fo:text-align="start" fo:margin-left="0mm"/>
    </style:style>
    <style:style style:name="ce110" style:family="table-cell" style:parent-style-name="Default" style:data-style-name="N111">
      <style:text-properties style:font-name="Arial" fo:font-size="10pt" style:font-name-asian="Arial" style:font-size-asian="10pt" style:font-name-complex="Arial" style:font-size-complex="10pt"/>
    </style:style>
    <style:style style:name="ce111" style:family="table-cell" style:parent-style-name="Default" style:data-style-name="N112">
      <style:text-properties style:font-name="Arial" fo:font-size="10pt" style:font-name-asian="Arial" style:font-size-asian="10pt" style:font-name-complex="Arial" style:font-size-complex="10pt"/>
    </style:style>
    <style:style style:name="ce112" style:family="table-cell" style:parent-style-name="Default" style:data-style-name="N0">
      <style:table-cell-properties fo:border-bottom="0.06pt solid #000000" fo:border-left="none" fo:border-right="none" fo:border-top="none"/>
    </style:style>
    <style:style style:name="ce113" style:family="table-cell" style:parent-style-name="Default" style:data-style-name="N10036">
      <style:table-cell-properties style:text-align-source="fix" style:repeat-content="false" style:vertical-align="automatic"/>
      <style:paragraph-properties fo:text-align="start" fo:margin-left="0mm"/>
    </style:style>
    <style:style style:name="ce133" style:family="table-cell" style:parent-style-name="Default" style:data-style-name="N0">
      <style:table-cell-properties fo:border-bottom="none" fo:border-left="none" fo:border-right="none" fo:border-top="0.06pt solid #000000"/>
      <style:text-properties style:font-name="Arial" fo:font-size="10pt" style:font-name-asian="Arial" style:font-size-asian="10pt" style:font-name-complex="Arial" style:font-size-complex="10pt"/>
    </style:style>
    <style:style style:name="ce134" style:family="table-cell" style:parent-style-name="Default" style:data-style-name="N0">
      <style:table-cell-properties fo:border-bottom="none" fo:border-left="none" fo:border-right="0.06pt solid #000000" fo:border-top="0.06pt solid #000000"/>
    </style:style>
    <style:style style:name="ce135" style:family="table-cell" style:parent-style-name="Default" style:data-style-name="N0">
      <style:table-cell-properties fo:border-bottom="none" fo:border-left="none" fo:border-right="0.06pt solid #000000" fo:border-top="none"/>
    </style:style>
    <style:style style:name="ce137" style:family="table-cell" style:parent-style-name="Default" style:data-style-name="N0">
      <style:table-cell-properties fo:border-bottom="0.06pt solid #000000" fo:border-left="none" fo:border-right="0.06pt solid #000000" fo:border-top="none"/>
    </style:style>
    <style:style style:name="ce30" style:family="table-cell" style:parent-style-name="Default">
      <style:table-cell-properties style:text-align-source="fix" style:repeat-content="false" fo:wrap-option="wrap" style:vertical-align="top"/>
      <style:paragraph-properties fo:text-align="start" fo:margin-left="0mm"/>
      <style:text-properties fo:color="#000000" style:text-outline="false" style:text-line-through-style="none" style:text-line-through-type="none" style:font-name="Calibri1" fo:font-size="11pt" fo:language="it" fo:country="IT" fo:font-style="normal" fo:text-shadow="none" style:text-underline-style="none" fo:font-weight="normal" style:text-underline-mode="continuous" style:text-overline-mode="continuous" style:text-line-through-mode="continuous" style:font-name-asian="Calibri1" style:font-size-asian="11pt" style:language-asian="zh" style:country-asian="CN" style:font-style-asian="normal" style:font-weight-asian="normal" style:font-name-complex="Calibri1" style:font-size-complex="11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38" style:family="table-cell" style:parent-style-name="Defaul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595959"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size-complex="22pt" style:font-style-complex="normal" style:font-weight-complex="bold"/>
    </style:style>
    <style:style style:name="ce136" style:family="table-cell" style:parent-style-name="Default" style:data-style-name="N0">
      <style:table-cell-properties style:cell-protect="protected" style:print-content="true" style:vertical-align="automatic"/>
      <style:text-properties fo:font-size="14pt" style:font-size-asian="14pt" style:font-size-complex="14pt"/>
    </style:style>
    <style:style style:name="ce31" style:family="table-cell" style:parent-style-name="Default">
      <style:table-cell-properties fo:border-bottom="0.74pt solid #a6a6a6" style:diagonal-bl-tr="none" style:diagonal-tl-br="none" fo:border-left="none" fo:border-right="none" style:rotation-align="none" fo:border-top="none"/>
    </style:style>
    <style:style style:name="ce42" style:family="table-cell" style:parent-style-name="Default">
      <style:table-cell-properties fo:border-bottom="none" fo:background-color="#595959" style:diagonal-bl-tr="none" style:diagonal-tl-br="none" style:text-align-source="fix" style:repeat-content="false" fo:wrap-option="no-wrap" fo:border-left="none" style:direction="ltr" fo:border-right="none" style:rotation-angle="0" style:rotation-align="none" style:shrink-to-fit="false" fo:border-top="0.74pt solid #a6a6a6" style:vertical-align="middle" loext:vertical-justify="auto"/>
      <style:paragraph-properties fo:text-align="start" css3t:text-justify="auto" fo:margin-left="4.66mm"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3" style:family="table-cell" style:parent-style-name="Default" style:data-style-name="N0">
      <style:table-cell-properties fo:border-bottom="0.06pt solid #d9d9d9" fo:background-color="#b9cde5" style:text-align-source="fix" style:repeat-content="false" fo:border-left="none" fo:border-right="none" fo:border-top="0.06pt solid #d9d9d9" style:vertical-align="middle"/>
      <style:paragraph-properties fo:text-align="start" fo:margin-left="3.53mm"/>
      <style:text-properties fo:font-weight="bold" style:font-weight-asian="bold" style:font-weight-complex="bold"/>
    </style:style>
    <style:style style:name="ce44" style:family="table-cell" style:parent-style-name="Default" style:data-style-name="N0">
      <style:table-cell-properties fo:background-color="#dce6f2"/>
    </style:style>
    <style:style style:name="ce45" style:family="table-cell" style:parent-style-name="Default" style:data-style-name="N0">
      <style:table-cell-properties fo:border-bottom="0.06pt solid #d9d9d9" fo:background-color="#e6b9b8" style:text-align-source="fix" style:repeat-content="false" fo:border-left="none" fo:border-right="none" fo:border-top="0.06pt solid #d9d9d9" style:vertical-align="middle"/>
      <style:paragraph-properties fo:text-align="start" fo:margin-left="3.53mm"/>
      <style:text-properties fo:font-weight="bold" style:font-weight-asian="bold" style:font-weight-complex="bold"/>
    </style:style>
    <style:style style:name="ce46" style:family="table-cell" style:parent-style-name="Default" style:data-style-name="N0">
      <style:table-cell-properties fo:background-color="#f2dcdb" style:text-align-source="fix" style:repeat-content="false" style:vertical-align="automatic"/>
      <style:paragraph-properties fo:text-align="start" fo:margin-left="0mm"/>
    </style:style>
    <style:style style:name="ce47" style:family="table-cell" style:parent-style-name="Default" style:data-style-name="N0">
      <style:table-cell-properties fo:background-color="#f2dcdb"/>
    </style:style>
    <style:style style:name="ce48" style:family="table-cell" style:parent-style-name="Default" style:data-style-name="N0">
      <style:table-cell-properties fo:border-bottom="0.06pt solid #d9d9d9" fo:background-color="#d7e4bd" style:text-align-source="fix" style:repeat-content="false" fo:border-left="none" fo:border-right="none" fo:border-top="0.06pt solid #d9d9d9" style:vertical-align="middle"/>
      <style:paragraph-properties fo:text-align="start" fo:margin-left="3.53mm"/>
      <style:text-properties fo:font-weight="bold" style:font-weight-asian="bold" style:font-weight-complex="bold"/>
    </style:style>
    <style:style style:name="ce49" style:family="table-cell" style:parent-style-name="Default" style:data-style-name="N0">
      <style:table-cell-properties fo:background-color="#ebf1de"/>
    </style:style>
    <style:style style:name="ce50" style:family="table-cell" style:parent-style-name="Default" style:data-style-name="N0">
      <style:table-cell-properties fo:border-bottom="0.06pt solid #d9d9d9" fo:background-color="#ffe699" style:text-align-source="fix" style:repeat-content="false" fo:border-left="none" fo:border-right="none" fo:border-top="0.06pt solid #d9d9d9" style:vertical-align="middle"/>
      <style:paragraph-properties fo:text-align="start" fo:margin-left="3.53mm"/>
      <style:text-properties fo:font-weight="bold" style:font-weight-asian="bold" style:font-weight-complex="bold"/>
    </style:style>
    <style:style style:name="ce51" style:family="table-cell" style:parent-style-name="Default" style:data-style-name="N0">
      <style:table-cell-properties fo:background-color="#fff2cc"/>
    </style:style>
    <style:style style:name="ce52" style:family="table-cell" style:parent-style-name="Default" style:data-style-name="N0">
      <style:table-cell-properties fo:border-bottom="0.06pt solid #d9d9d9" fo:background-color="#ccc1da" style:text-align-source="fix" style:repeat-content="false" fo:border-left="none" fo:border-right="none" fo:border-top="0.06pt solid #d9d9d9" style:vertical-align="middle"/>
      <style:paragraph-properties fo:text-align="start" fo:margin-left="3.53mm"/>
      <style:text-properties fo:font-weight="bold" style:font-weight-asian="bold" style:font-weight-complex="bold"/>
    </style:style>
    <style:style style:name="ce53" style:family="table-cell" style:parent-style-name="Default" style:data-style-name="N0">
      <style:table-cell-properties fo:background-color="#e6e0ec"/>
    </style:style>
    <style:style style:name="ce5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51.22mm" style:writing-mode="page"/>
      <style:text-properties fo:color="#376092"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23" style:family="table-cell" style:parent-style-name="Excel_20_Built-in_20_Explanatory_20_Text">
      <style:table-cell-properties fo:border-bottom="none" style:cell-protect="protected" style:print-content="true" style:diagonal-bl-tr="none" style:diagonal-tl-br="none" fo:border-left="none" fo:border-right="0.74pt solid #a6a6a6"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none" fo:background-color="#595959" style:diagonal-bl-tr="none" style:diagonal-tl-br="none" style:text-align-source="fix" style:repeat-content="false" fo:wrap-option="wrap" fo:border-left="none" style:direction="ltr" fo:border-right="none" style:rotation-angle="0" style:rotation-align="none" style:shrink-to-fit="false" fo:border-top="0.74pt solid #a6a6a6"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7" style:family="table-cell" style:parent-style-name="Default" style:data-style-name="N0">
      <style:table-cell-properties fo:background-color="#b9cde5"/>
    </style:style>
    <style:style style:name="ce58" style:family="table-cell" style:parent-style-name="Default" style:data-style-name="N0">
      <style:table-cell-properties fo:background-color="#e6b9b8"/>
    </style:style>
    <style:style style:name="ce59" style:family="table-cell" style:parent-style-name="Default" style:data-style-name="N0">
      <style:table-cell-properties fo:background-color="#d7e4bd"/>
    </style:style>
    <style:style style:name="ce60" style:family="table-cell" style:parent-style-name="Default" style:data-style-name="N0">
      <style:table-cell-properties fo:background-color="#ffe699"/>
    </style:style>
    <style:style style:name="ce61" style:family="table-cell" style:parent-style-name="Default" style:data-style-name="N0">
      <style:table-cell-properties fo:background-color="#ccc1da"/>
    </style:style>
    <style:style style:name="ce62" style:family="table-cell" style:parent-style-name="Excel_20_Built-in_20_Percent" style:data-style-name="N10">
      <style:table-cell-properties fo:border-bottom="0.06pt solid #d9d9d9" fo:background-color="#b9cde5" style:cell-protect="protected" style:print-content="true" style:text-align-source="fix" style:repeat-content="false" fo:border-left="none" fo:border-right="none" fo:border-top="0.06pt solid #d9d9d9" style:vertical-align="middle"/>
      <style:paragraph-properties fo:text-align="center"/>
    </style:style>
    <style:style style:name="ce63" style:family="table-cell" style:parent-style-name="Excel_20_Built-in_20_Percent" style:data-style-name="N10">
      <style:table-cell-properties fo:border-bottom="0.06pt solid #d9d9d9" fo:background-color="#dce6f2" style:cell-protect="protected" style:print-content="true" style:text-align-source="fix" style:repeat-content="false" fo:border-left="none" fo:border-right="none" fo:border-top="0.06pt solid #d9d9d9" style:vertical-align="middle"/>
      <style:paragraph-properties fo:text-align="center"/>
    </style:style>
    <style:style style:name="ce64" style:family="table-cell" style:parent-style-name="Excel_20_Built-in_20_Percent" style:data-style-name="N10">
      <style:table-cell-properties fo:border-bottom="0.06pt solid #d9d9d9" fo:background-color="#e6b9b8" style:cell-protect="protected" style:print-content="true" style:text-align-source="fix" style:repeat-content="false" fo:border-left="none" fo:border-right="none" fo:border-top="0.06pt solid #d9d9d9" style:vertical-align="middle"/>
      <style:paragraph-properties fo:text-align="center"/>
    </style:style>
    <style:style style:name="ce65" style:family="table-cell" style:parent-style-name="Excel_20_Built-in_20_Percent" style:data-style-name="N10">
      <style:table-cell-properties fo:border-bottom="0.06pt solid #d9d9d9" fo:background-color="#f2dcdb" style:cell-protect="protected" style:print-content="true" style:text-align-source="fix" style:repeat-content="false" fo:border-left="none" fo:border-right="none" fo:border-top="0.06pt solid #d9d9d9" style:vertical-align="middle"/>
      <style:paragraph-properties fo:text-align="center"/>
    </style:style>
    <style:style style:name="ce66" style:family="table-cell" style:parent-style-name="Excel_20_Built-in_20_Percent" style:data-style-name="N10">
      <style:table-cell-properties fo:border-bottom="0.06pt solid #d9d9d9" fo:background-color="#d7e4bd" style:cell-protect="protected" style:print-content="true" style:text-align-source="fix" style:repeat-content="false" fo:border-left="none" fo:border-right="none" fo:border-top="0.06pt solid #d9d9d9" style:vertical-align="middle"/>
      <style:paragraph-properties fo:text-align="center"/>
    </style:style>
    <style:style style:name="ce67" style:family="table-cell" style:parent-style-name="Excel_20_Built-in_20_Percent" style:data-style-name="N10">
      <style:table-cell-properties fo:border-bottom="0.06pt solid #d9d9d9" fo:background-color="#ebf1de" style:cell-protect="protected" style:print-content="true" style:text-align-source="fix" style:repeat-content="false" fo:border-left="none" fo:border-right="none" fo:border-top="0.06pt solid #d9d9d9" style:vertical-align="middle"/>
      <style:paragraph-properties fo:text-align="center"/>
    </style:style>
    <style:style style:name="ce68" style:family="table-cell" style:parent-style-name="Excel_20_Built-in_20_Percent" style:data-style-name="N10">
      <style:table-cell-properties fo:border-bottom="0.06pt solid #d9d9d9" fo:background-color="#ffe699" style:cell-protect="protected" style:print-content="true" style:text-align-source="fix" style:repeat-content="false" fo:border-left="none" fo:border-right="none" fo:border-top="0.06pt solid #d9d9d9" style:vertical-align="middle"/>
      <style:paragraph-properties fo:text-align="center"/>
    </style:style>
    <style:style style:name="ce69" style:family="table-cell" style:parent-style-name="Excel_20_Built-in_20_Percent" style:data-style-name="N10">
      <style:table-cell-properties fo:border-bottom="0.06pt solid #d9d9d9" fo:background-color="#fff2cc" style:cell-protect="protected" style:print-content="true" style:text-align-source="fix" style:repeat-content="false" fo:border-left="none" fo:border-right="none" fo:border-top="0.06pt solid #d9d9d9" style:vertical-align="middle"/>
      <style:paragraph-properties fo:text-align="center"/>
    </style:style>
    <style:style style:name="ce70" style:family="table-cell" style:parent-style-name="Excel_20_Built-in_20_Percent" style:data-style-name="N10">
      <style:table-cell-properties fo:border-bottom="0.06pt solid #d9d9d9" fo:background-color="#ccc1da" style:cell-protect="protected" style:print-content="true" style:text-align-source="fix" style:repeat-content="false" fo:border-left="none" fo:border-right="none" fo:border-top="0.06pt solid #d9d9d9" style:vertical-align="middle"/>
      <style:paragraph-properties fo:text-align="center"/>
    </style:style>
    <style:style style:name="ce71" style:family="table-cell" style:parent-style-name="Excel_20_Built-in_20_Percent" style:data-style-name="N10">
      <style:table-cell-properties fo:border-bottom="0.06pt solid #d9d9d9" fo:background-color="#e6e0ec" style:cell-protect="protected" style:print-content="true" style:text-align-source="fix" style:repeat-content="false" fo:border-left="none" fo:border-right="none" fo:border-top="0.06pt solid #d9d9d9" style:vertical-align="middle"/>
      <style:paragraph-properties fo:text-align="center"/>
    </style:style>
    <style:style style:name="ce7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74" style:family="table-cell" style:parent-style-name="Default" style:data-style-name="N30">
      <style:table-cell-properties style:diagonal-bl-tr="none" style:diagonal-tl-br="none" fo:border="0.74pt solid #a6a6a6" style:rotation-align="none"/>
    </style:style>
    <style:style style:name="ce75" style:family="table-cell" style:parent-style-name="Default">
      <style:table-cell-properties style:diagonal-bl-tr="none" style:diagonal-tl-br="none" style:text-align-source="fix" style:repeat-content="false" fo:wrap-option="no-wrap" fo:border="0.74pt solid #a6a6a6" style:direction="ltr" style:rotation-angle="0" style:rotation-align="none" style:shrink-to-fit="false" style:vertical-align="middle" loext:vertical-justify="auto"/>
      <style:paragraph-properties fo:text-align="center" css3t:text-justify="auto" fo:margin-left="0mm" style:writing-mode="page"/>
    </style:style>
    <style:style style:name="ce76" style:family="table-cell" style:parent-style-name="Default" style:data-style-name="N0">
      <style:table-cell-properties fo:border-bottom="0.06pt solid #d9d9d9" fo:background-color="#b9cde5" style:text-align-source="fix" style:repeat-content="false" fo:border-left="none" fo:border-right="none" fo:border-top="0.06pt solid #d9d9d9" style:vertical-align="middle"/>
      <style:paragraph-properties fo:text-align="center"/>
    </style:style>
    <style:style style:name="ce77" style:family="table-cell" style:parent-style-name="Default" style:data-style-name="N36">
      <style:table-cell-properties fo:background-color="#dce6f2" style:vertical-align="middle"/>
    </style:style>
    <style:style style:name="ce78" style:family="table-cell" style:parent-style-name="Default" style:data-style-name="N36">
      <style:table-cell-properties fo:background-color="#dce6f2"/>
    </style:style>
    <style:style style:name="ce79" style:family="table-cell" style:parent-style-name="Default" style:data-style-name="N36">
      <style:table-cell-properties fo:border-bottom="0.06pt solid #d9d9d9" fo:background-color="#e6b9b8" style:text-align-source="fix" style:repeat-content="false" fo:border-left="none" fo:border-right="none" fo:border-top="0.06pt solid #d9d9d9" style:vertical-align="middle"/>
      <style:paragraph-properties fo:text-align="center"/>
    </style:style>
    <style:style style:name="ce80" style:family="table-cell" style:parent-style-name="Default" style:data-style-name="N36">
      <style:table-cell-properties fo:background-color="#f2dcdb" style:vertical-align="middle"/>
    </style:style>
    <style:style style:name="ce81" style:family="table-cell" style:parent-style-name="Default" style:data-style-name="N36">
      <style:table-cell-properties fo:background-color="#f2dcdb"/>
    </style:style>
    <style:style style:name="ce82" style:family="table-cell" style:parent-style-name="Default" style:data-style-name="N36">
      <style:table-cell-properties fo:border-bottom="0.06pt solid #d9d9d9" fo:background-color="#d7e4bd" style:text-align-source="fix" style:repeat-content="false" fo:border-left="none" fo:border-right="none" fo:border-top="0.06pt solid #d9d9d9" style:vertical-align="middle"/>
      <style:paragraph-properties fo:text-align="center"/>
    </style:style>
    <style:style style:name="ce83" style:family="table-cell" style:parent-style-name="Default" style:data-style-name="N36">
      <style:table-cell-properties fo:background-color="#ebf1de" style:vertical-align="middle"/>
    </style:style>
    <style:style style:name="ce84" style:family="table-cell" style:parent-style-name="Default" style:data-style-name="N36">
      <style:table-cell-properties fo:background-color="#ebf1de"/>
    </style:style>
    <style:style style:name="ce85" style:family="table-cell" style:parent-style-name="Default" style:data-style-name="N36">
      <style:table-cell-properties fo:border-bottom="0.06pt solid #d9d9d9" fo:background-color="#ffe699" style:text-align-source="fix" style:repeat-content="false" fo:border-left="none" fo:border-right="none" fo:border-top="0.06pt solid #d9d9d9" style:vertical-align="middle"/>
      <style:paragraph-properties fo:text-align="center"/>
    </style:style>
    <style:style style:name="ce86" style:family="table-cell" style:parent-style-name="Default" style:data-style-name="N36">
      <style:table-cell-properties fo:background-color="#fff2cc" style:vertical-align="middle"/>
    </style:style>
    <style:style style:name="ce87" style:family="table-cell" style:parent-style-name="Default" style:data-style-name="N36">
      <style:table-cell-properties fo:background-color="#fff2cc"/>
    </style:style>
    <style:style style:name="ce88" style:family="table-cell" style:parent-style-name="Default" style:data-style-name="N36">
      <style:table-cell-properties fo:border-bottom="0.06pt solid #d9d9d9" fo:background-color="#ccc1da" style:text-align-source="fix" style:repeat-content="false" fo:border-left="none" fo:border-right="none" fo:border-top="0.06pt solid #d9d9d9" style:vertical-align="middle"/>
      <style:paragraph-properties fo:text-align="center"/>
    </style:style>
    <style:style style:name="ce89" style:family="table-cell" style:parent-style-name="Default" style:data-style-name="N36">
      <style:table-cell-properties fo:background-color="#e6e0ec" style:vertical-align="middle"/>
    </style:style>
    <style:style style:name="ce90" style:family="table-cell" style:parent-style-name="Default" style:data-style-name="N36">
      <style:table-cell-properties fo:background-color="#e6e0ec"/>
    </style:style>
    <style:style style:name="ce9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border-bottom="1.76pt solid #d9d9d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Default" style:data-style-name="N75">
      <style:table-cell-properties fo:border-bottom="none" fo:background-color="#d9d9d9" style:diagonal-bl-tr="none" style:diagonal-tl-br="none" style:text-align-source="fix" style:repeat-content="false" fo:wrap-option="wrap" fo:border-left="0.74pt solid #a6a6a6" style:direction="ltr" fo:border-right="0.74pt solid #a6a6a6" style:rotation-angle="0" style:rotation-align="none" style:shrink-to-fit="false" fo:border-top="0.74pt solid #a6a6a6" style:vertical-align="middle" loext:vertical-justify="auto"/>
      <style:paragraph-properties fo:text-align="start" css3t:text-justify="auto" fo:margin-left="4.66mm" style:writing-mode="page"/>
    </style:style>
    <style:style style:name="ce94" style:family="table-cell" style:parent-style-name="Default" style:data-style-name="N108">
      <style:table-cell-properties fo:border-bottom="none" fo:background-color="#d9d9d9"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AND(TODAY()&gt;=[.H$5];TODAY()&lt;[.I$5]))" style:apply-style-name="ConditionalStyle_5f_9" style:base-cell-address="Plan.H5"/>
    </style:style>
    <style:style style:name="ce95" style:family="table-cell" style:parent-style-name="Default">
      <style:table-cell-properties fo:border-bottom="1.76pt solid #d9d9d9" fo:background-color="#595959" style:diagonal-bl-tr="none" style:diagonal-tl-br="none" style:text-align-source="fix" style:repeat-content="false" fo:wrap-option="no-wrap" fo:border-left="0.74pt solid #a6a6a6" style:direction="ltr" fo:border-right="0.74pt solid #a6a6a6" style:rotation-angle="0" style:rotation-align="none" style:shrink-to-fit="tru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AND(TODAY()&gt;=[.H$5];TODAY()&lt;[.I$5]))" style:apply-style-name="ConditionalStyle_5f_9" style:base-cell-address="Plan.H5"/>
    </style:style>
    <style:style style:name="ce96"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H$5];TODAY()&lt;[.I$5]))" style:apply-style-name="ConditionalStyle_5f_9" style:base-cell-address="Plan.H5"/>
    </style:style>
    <style:style style:name="ce97"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H$5];TODAY()&lt;[.I$5]))" style:apply-style-name="ConditionalStyle_5f_6" style:base-cell-address="Plan.H12"/>
    </style:style>
    <style:style style:name="ce98"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H$5];TODAY()&lt;[.I$5]))" style:apply-style-name="ConditionalStyle_5f_3" style:base-cell-address="Plan.H28"/>
    </style:style>
    <style:style style:name="ce99" style:family="table-cell" style:parent-style-name="Default" style:data-style-name="N108">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AND(TODAY()&gt;=[.H$5];TODAY()&lt;[.I$5]))" style:apply-style-name="ConditionalStyle_5f_9" style:base-cell-address="Plan.H5"/>
    </style:style>
    <style:style style:name="ce100" style:family="table-cell" style:parent-style-name="Default" style:data-style-name="N108">
      <style:table-cell-properties fo:border-bottom="none" fo:background-color="#d9d9d9"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AND(TODAY()&gt;=[.H$5];TODAY()&lt;[.I$5]))" style:apply-style-name="ConditionalStyle_5f_9" style:base-cell-address="Plan.H5"/>
    </style:style>
    <style:style style:name="ce101" style:family="table-cell" style:parent-style-name="Default">
      <style:table-cell-properties fo:border-bottom="1.76pt solid #d9d9d9" style:diagonal-bl-tr="none" style:diagonal-tl-br="none" style:text-align-source="fix"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fo:text-align="end" css3t:text-justify="auto" fo:margin-left="0mm" style:writing-mode="page"/>
      <style:map style:condition="is-true-formula(AND(TODAY()&gt;=[.H$5];TODAY()&lt;[.I$5]))" style:apply-style-name="ConditionalStyle_5f_9" style:base-cell-address="Plan.H5"/>
    </style:style>
    <style:style style:name="ce102" style:family="table-cell" style:parent-style-name="Default">
      <style:table-cell-properties fo:border-bottom="1.76pt solid #d9d9d9" style:diagonal-bl-tr="none" style:diagonal-tl-br="none" style:text-align-source="fix"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fo:text-align="end" css3t:text-justify="auto" fo:margin-left="0mm" style:writing-mode="page"/>
      <style:map style:condition="is-true-formula(AND(TODAY()&gt;=[.H$5];TODAY()&lt;[.I$5]))" style:apply-style-name="ConditionalStyle_5f_6" style:base-cell-address="Plan.H12"/>
    </style:style>
    <style:style style:name="ce184" style:family="table-cell" style:parent-style-name="Default" style:data-style-name="N0">
      <style:table-cell-properties fo:background-color="#d9d9d9"/>
      <style:text-properties fo:font-weight="bold" style:font-weight-asian="bold" style:font-weight-complex="bold"/>
    </style:style>
    <style:style style:name="ce185" style:family="table-cell" style:parent-style-name="Default" style:data-style-name="N0">
      <style:table-cell-properties style:text-align-source="fix" style:repeat-content="false" fo:wrap-option="wrap" style:vertical-align="top"/>
      <style:paragraph-properties fo:text-align="start" fo:margin-left="0mm"/>
    </style:style>
    <style:style style:name="ce186" style:family="table-cell" style:parent-style-name="Default" style:data-style-name="N10111">
      <style:table-cell-properties style:vertical-align="top"/>
    </style:style>
    <style:style style:name="ce187" style:family="table-cell" style:parent-style-name="Default" style:data-style-name="N0">
      <style:table-cell-properties fo:wrap-option="wrap" style:vertical-align="top"/>
    </style:style>
    <style:style style:name="ce188" style:family="table-cell" style:parent-style-name="Default" style:data-style-name="N10111">
      <style:table-cell-properties style:text-align-source="fix" style:repeat-content="false" fo:wrap-option="wrap" style:vertical-align="top"/>
      <style:paragraph-properties fo:text-align="start" fo:margin-left="0mm"/>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SimSun" style:font-name-complex="Lucida Sans"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whole-number() and cell-content()&gt;=1" table:allow-empty-cell="true" table:base-cell-address="Plan.E4">
          <table:help-message table:title="Visualizza settimana:" table:display="true">
            <text:p>Cambiando questo numero si scorre la visualizzazione del diagramma di Gantt.</text:p>
          </table:help-message>
        </table:content-validation>
      </table:content-validations>
      <table:table table:name="Charter"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1" table:default-cell-style-name="Default"/>
        <table:table-column table:style-name="co7" table:default-cell-style-name="Default"/>
        <table:table-column table:style-name="co1" table:number-columns-repeated="1016" table:default-cell-style-name="Default"/>
        <table:table-row table:style-name="ro1">
          <table:table-cell table:number-columns-repeated="1024"/>
        </table:table-row>
        <table:table-row table:style-name="ro2">
          <table:table-cell/>
          <table:table-cell table:style-name="ce1" office:value-type="string" calcext:value-type="string" table:number-columns-spanned="4" table:number-rows-spanned="1">
            <text:p>PROJECT CHARTER - Phase 2 (*)</text:p>
          </table:table-cell>
          <table:covered-table-cell table:number-columns-repeated="3"/>
          <table:table-cell table:style-name="ce1" office:value-type="string" calcext:value-type="string">
            <text:p>Rev. 2 del 14/11/2022</text:p>
          </table:table-cell>
          <table:table-cell/>
          <table:table-cell table:style-name="ce30" office:value-type="string" calcext:value-type="string">
            <text:p>(*) Gli obiettivi di questo step intermedio coincidono, a meno dello sviluppo dell’applicazione mobile standalone, con quelli della fase 2 originaria (rilancio progetto del 15 Febbrio 2022). Per comodità è stato mantenuto il nome.</text:p>
          </table:table-cell>
          <table:table-cell table:number-columns-repeated="1016"/>
        </table:table-row>
        <table:table-row table:style-name="ro3">
          <table:table-cell/>
          <table:table-cell table:style-name="ce32" office:value-type="string" calcext:value-type="string" table:number-columns-spanned="1" table:number-rows-spanned="2">
            <text:p>Descrizione</text:p>
          </table:table-cell>
          <table:table-cell table:style-name="ce35" office:value-type="string" calcext:value-type="string" table:number-columns-spanned="4" table:number-rows-spanned="1">
            <text:p>Il gruppo di progetto “The TOL Project” ha interamente sviluppato una simulazione TOL completa e gratuita via Web App, ottimizzata anche per dispositivi mobile (mobile responsive). La simulazione TOL attinge da un database di quesiti TOL contenente un numero di quesiti totali pari ad almeno 3 TOL. </text:p>
          </table:table-cell>
          <table:covered-table-cell table:number-columns-repeated="3" table:style-name="ce3"/>
          <table:table-cell/>
          <table:table-cell table:style-name="ce30" office:value-type="string" calcext:value-type="string">
            <text:p>(**) Lo sviluppo del Workflow quesiti è stato temporaneamente sospeso per mancanza di risorse e s<text:span text:style-name="T1">ovrapposizione di altri progetti PoliNetwork (risorse condivise)</text:span></text:p>
          </table:table-cell>
          <table:table-cell table:number-columns-repeated="1016"/>
        </table:table-row>
        <table:table-row table:style-name="ro4">
          <table:table-cell/>
          <table:covered-table-cell table:style-name="ce3"/>
          <table:table-cell table:style-name="ce39" office:value-type="string" calcext:value-type="string" table:number-columns-spanned="4" table:number-rows-spanned="1">
            <text:p>Per poter inserire/aggiornare i quesiti, i volontari devono modificare direttamente il database dei quesiti TOL che consiste in un Google Sheet condiviso. Anche per questo motivo, l’accesso al database quesiti è riservato ai soli volontari del gruppo di progetto ed in modo discontinuo, cioè ad ogni nuova fase di avanzamento del progetto. Inoltre, la simulazione TOL non viene aggiornata ad ogni nuovo quesito riesaminato (validazione incrociata) ma alla fine del periodo riservato al riesame. L’aggiornamento è un operazione manuale.</text:p>
          </table:table-cell>
          <table:covered-table-cell table:number-columns-repeated="3" table:style-name="ce3"/>
          <table:table-cell table:number-columns-repeated="1018"/>
        </table:table-row>
        <table:table-row table:style-name="ro5">
          <table:table-cell/>
          <table:table-cell table:style-name="ce32" office:value-type="string" calcext:value-type="string" table:number-columns-spanned="1" table:number-rows-spanned="2">
            <text:p>Obiettivo (**)</text:p>
          </table:table-cell>
          <table:table-cell table:style-name="ce35" office:value-type="string" calcext:value-type="string" table:number-columns-spanned="4" table:number-rows-spanned="1">
            <text:p>Creazione di un Workflow che permetta di ottimizzare il processo di creazione e validazione dei quesiti nonché l’aggiornamento automatico della simulazione TOL ad ogni nuovo quesito riesaminato. Si vuole inoltre estendere la possibilità di proporre nuovi quesiti anche a volontari esterni al gruppo di progetto, dando loro l’opportunità di divenire a loro volta nuovi membri del gruppo “The TOL Project”.</text:p>
            <text:p/>
            <text:p>Sempre al fine di aumentare la “giocabilità” della simulazione TOL, il numero dei quesiti verrà incrementato dagli attuali volontari fino ad arrivare ad un numero totale di quesiti pari ad almeno 4 TOL. </text:p>
          </table:table-cell>
          <table:covered-table-cell table:number-columns-repeated="3" table:style-name="ce3"/>
          <table:table-cell table:number-columns-repeated="1018"/>
        </table:table-row>
        <table:table-row table:style-name="ro6">
          <table:table-cell/>
          <table:covered-table-cell table:style-name="ce3"/>
          <table:table-cell table:style-name="ce39" office:value-type="string" calcext:value-type="string" table:number-columns-spanned="4" table:number-rows-spanned="1">
            <text:p>Il progetto è considerato concluso con successo dopo lo sviluppo e l’implementazione del Workflow funzionante e la simulazione TOL attingerà dal database dei quesiti TOL che conterrà un numero minimo di quesiti totale quadruplo per sezione (pari ad almeno 4 TOL)</text:p>
          </table:table-cell>
          <table:covered-table-cell table:number-columns-repeated="3" table:style-name="ce3"/>
          <table:table-cell table:number-columns-repeated="1018"/>
        </table:table-row>
        <table:table-row table:style-name="ro7">
          <table:table-cell/>
          <table:table-cell table:style-name="ce4" office:value-type="string" calcext:value-type="string" table:number-columns-spanned="1" table:number-rows-spanned="16">
            <text:p>Partecipanti</text:p>
          </table:table-cell>
          <table:table-cell table:style-name="ce40" office:value-type="string" calcext:value-type="string">
            <text:p>Sponsor:</text:p>
          </table:table-cell>
          <table:table-cell table:style-name="ce40" office:value-type="string" calcext:value-type="string">
            <text:p>PoliNetwork</text:p>
          </table:table-cell>
          <table:table-cell table:style-name="ce133"/>
          <table:table-cell table:style-name="ce134"/>
          <table:table-cell table:number-columns-repeated="1018"/>
        </table:table-row>
        <table:table-row table:style-name="ro8">
          <table:table-cell/>
          <table:covered-table-cell table:style-name="ce3"/>
          <table:table-cell table:style-name="ce9" table:number-columns-repeated="3"/>
          <table:table-cell table:style-name="ce135"/>
          <table:table-cell table:number-columns-repeated="1018"/>
        </table:table-row>
        <table:table-row table:style-name="ro8">
          <table:table-cell/>
          <table:covered-table-cell table:style-name="ce3"/>
          <table:table-cell table:style-name="ce103" office:value-type="string" calcext:value-type="string">
            <text:p>Project Leader:</text:p>
          </table:table-cell>
          <table:table-cell table:style-name="ce110" office:value-type="string" calcext:value-type="string">
            <text:p>Gabriele Zanini - @zagbc</text:p>
          </table:table-cell>
          <table:table-cell table:style-name="ce9"/>
          <table:table-cell table:style-name="ce135"/>
          <table:table-cell table:number-columns-repeated="1018"/>
        </table:table-row>
        <table:table-row table:style-name="ro8">
          <table:table-cell/>
          <table:covered-table-cell table:style-name="ce3"/>
          <table:table-cell table:style-name="ce104"/>
          <table:table-cell table:style-name="ce9" table:number-columns-repeated="2"/>
          <table:table-cell table:style-name="ce135"/>
          <table:table-cell table:number-columns-repeated="1018"/>
        </table:table-row>
        <table:table-row table:style-name="ro8">
          <table:table-cell/>
          <table:covered-table-cell table:style-name="ce3"/>
          <table:table-cell table:style-name="ce104" office:value-type="string" calcext:value-type="string">
            <text:p>Team members:</text:p>
          </table:table-cell>
          <table:table-cell table:style-name="ce9" office:value-type="string" calcext:value-type="string">
            <text:p>Prof.ssa Clelia Di Leo - @cloelia</text:p>
          </table:table-cell>
          <table:table-cell table:style-name="ce9"/>
          <table:table-cell table:style-name="ce135"/>
          <table:table-cell table:number-columns-repeated="1018"/>
        </table:table-row>
        <table:table-row table:style-name="ro8">
          <table:table-cell/>
          <table:covered-table-cell table:style-name="ce3"/>
          <table:table-cell table:style-name="ce104"/>
          <table:table-cell table:style-name="ce111" office:value-type="string" calcext:value-type="string">
            <text:p>Federico Grandi <text:s/>- @federico_grandi</text:p>
          </table:table-cell>
          <table:table-cell table:style-name="ce9"/>
          <table:table-cell table:style-name="ce135"/>
          <table:table-cell table:number-columns-repeated="1018"/>
        </table:table-row>
        <table:table-row table:style-name="ro8">
          <table:table-cell/>
          <table:covered-table-cell table:style-name="ce3"/>
          <table:table-cell table:style-name="ce104"/>
          <table:table-cell table:style-name="ce110" office:value-type="string" calcext:value-type="string">
            <text:p>Gabriele Zanini <text:s/>- @zagbc</text:p>
          </table:table-cell>
          <table:table-cell table:style-name="ce9"/>
          <table:table-cell table:style-name="ce135"/>
          <table:table-cell table:number-columns-repeated="1018"/>
        </table:table-row>
        <table:table-row table:style-name="ro8">
          <table:table-cell/>
          <table:covered-table-cell table:style-name="ce3"/>
          <table:table-cell table:style-name="ce104"/>
          <table:table-cell table:style-name="ce9" office:value-type="string" calcext:value-type="string">
            <text:p>Ilaria Corcelli - @iilaria01</text:p>
          </table:table-cell>
          <table:table-cell table:style-name="ce9"/>
          <table:table-cell table:style-name="ce135"/>
          <table:table-cell table:number-columns-repeated="1018"/>
        </table:table-row>
        <table:table-row table:style-name="ro8">
          <table:table-cell/>
          <table:covered-table-cell table:style-name="ce3"/>
          <table:table-cell table:style-name="ce104"/>
          <table:table-cell table:style-name="ce9" office:value-type="string" calcext:value-type="string">
            <text:p>Prof.ssa Nadia Scappini - @nscapp</text:p>
          </table:table-cell>
          <table:table-cell table:style-name="ce9"/>
          <table:table-cell table:style-name="ce135"/>
          <table:table-cell table:number-columns-repeated="1018"/>
        </table:table-row>
        <table:table-row table:style-name="ro8">
          <table:table-cell/>
          <table:covered-table-cell table:style-name="ce3"/>
          <table:table-cell table:style-name="ce9"/>
          <table:table-cell table:style-name="ce9" office:value-type="string" calcext:value-type="string">
            <text:p>Tommaso Morganti – toto04_1</text:p>
          </table:table-cell>
          <table:table-cell table:style-name="ce9"/>
          <table:table-cell table:style-name="ce135"/>
          <table:table-cell table:number-columns-repeated="1018"/>
        </table:table-row>
        <table:table-row table:style-name="ro8">
          <table:table-cell/>
          <table:covered-table-cell table:style-name="ce3"/>
          <table:table-cell table:style-name="ce104"/>
          <table:table-cell/>
          <table:table-cell table:style-name="ce9"/>
          <table:table-cell table:style-name="ce135"/>
          <table:table-cell table:number-columns-repeated="1018"/>
        </table:table-row>
        <table:table-row table:style-name="ro8">
          <table:table-cell/>
          <table:covered-table-cell table:style-name="ce3"/>
          <table:table-cell table:style-name="ce104" office:value-type="string" calcext:value-type="string">
            <text:p>Ad hoc:</text:p>
          </table:table-cell>
          <table:table-cell table:style-name="ce9" office:value-type="string" calcext:value-type="string">
            <text:p>@spyarect</text:p>
          </table:table-cell>
          <table:table-cell table:style-name="ce9"/>
          <table:table-cell table:style-name="ce135"/>
          <table:table-cell table:number-columns-repeated="1018"/>
        </table:table-row>
        <table:table-row table:style-name="ro8">
          <table:table-cell/>
          <table:covered-table-cell table:style-name="ce3"/>
          <table:table-cell table:style-name="ce104"/>
          <table:table-cell table:style-name="ce9" office:value-type="string" calcext:value-type="string">
            <text:p>Diego Aldarese - @diegoaldarese</text:p>
          </table:table-cell>
          <table:table-cell table:style-name="ce9"/>
          <table:table-cell table:style-name="ce135"/>
          <table:table-cell table:number-columns-repeated="1018"/>
        </table:table-row>
        <table:table-row table:style-name="ro8">
          <table:table-cell/>
          <table:covered-table-cell table:style-name="ce3"/>
          <table:table-cell table:style-name="ce9"/>
          <table:table-cell table:style-name="ce9" office:value-type="string" calcext:value-type="string">
            <text:p>Elia Maggioni - @EliaMaggioni</text:p>
          </table:table-cell>
          <table:table-cell table:style-name="ce9"/>
          <table:table-cell table:style-name="ce135"/>
          <table:table-cell table:number-columns-repeated="1018"/>
        </table:table-row>
        <table:table-row table:style-name="ro8">
          <table:table-cell/>
          <table:covered-table-cell table:style-name="ce3"/>
          <table:table-cell table:style-name="ce9"/>
          <table:table-cell/>
          <table:table-cell table:style-name="ce9"/>
          <table:table-cell table:style-name="ce135"/>
          <table:table-cell table:number-columns-repeated="1018"/>
        </table:table-row>
        <table:table-row table:style-name="ro8">
          <table:table-cell/>
          <table:covered-table-cell table:style-name="ce3"/>
          <table:table-cell table:style-name="ce105"/>
          <table:table-cell table:style-name="ce112" table:number-columns-repeated="2"/>
          <table:table-cell table:style-name="ce137"/>
          <table:table-cell table:number-columns-repeated="1018"/>
        </table:table-row>
        <table:table-row table:style-name="ro8">
          <table:table-cell/>
          <table:table-cell table:style-name="ce4" office:value-type="string" calcext:value-type="string" table:number-columns-spanned="1" table:number-rows-spanned="5">
            <text:p>Traguardi intermedi</text:p>
          </table:table-cell>
          <table:table-cell table:style-name="ce103" office:value-type="string" calcext:value-type="string">
            <text:p>Progettazione</text:p>
          </table:table-cell>
          <table:table-cell table:style-name="ce113" office:value-type="date" office:date-value="2022-09-13" calcext:value-type="date">
            <text:p>13/09/2022</text:p>
          </table:table-cell>
          <table:table-cell table:style-name="ce133"/>
          <table:table-cell table:style-name="ce134"/>
          <table:table-cell table:number-columns-repeated="1018"/>
        </table:table-row>
        <table:table-row table:style-name="ro8">
          <table:table-cell/>
          <table:covered-table-cell table:style-name="ce3"/>
          <table:table-cell table:style-name="ce103" office:value-type="string" calcext:value-type="string">
            <text:p>Sviluppo</text:p>
          </table:table-cell>
          <table:table-cell table:style-name="ce113" office:value-type="date" office:date-value="2022-11-28" calcext:value-type="date">
            <text:p>28/11/2022</text:p>
          </table:table-cell>
          <table:table-cell table:style-name="ce9"/>
          <table:table-cell table:style-name="ce135"/>
          <table:table-cell table:number-columns-repeated="1018"/>
        </table:table-row>
        <table:table-row table:style-name="ro8">
          <table:table-cell/>
          <table:covered-table-cell table:style-name="ce3"/>
          <table:table-cell table:style-name="ce103" office:value-type="string" calcext:value-type="string">
            <text:p>Validazione</text:p>
          </table:table-cell>
          <table:table-cell table:style-name="ce113" office:value-type="date" office:date-value="2022-12-12" calcext:value-type="date">
            <text:p>12/12/2022</text:p>
          </table:table-cell>
          <table:table-cell table:style-name="ce9"/>
          <table:table-cell table:style-name="ce135"/>
          <table:table-cell table:number-columns-repeated="1018"/>
        </table:table-row>
        <table:table-row table:style-name="ro8">
          <table:table-cell/>
          <table:covered-table-cell table:style-name="ce3"/>
          <table:table-cell table:style-name="ce103" office:value-type="string" calcext:value-type="string">
            <text:p>Distribuzione</text:p>
          </table:table-cell>
          <table:table-cell table:style-name="ce113" office:value-type="date" office:date-value="2022-12-15" calcext:value-type="date">
            <text:p>15/12/2022</text:p>
          </table:table-cell>
          <table:table-cell table:style-name="ce9"/>
          <table:table-cell table:style-name="ce135"/>
          <table:table-cell table:number-columns-repeated="1018"/>
        </table:table-row>
        <table:table-row table:style-name="ro8">
          <table:table-cell/>
          <table:covered-table-cell table:style-name="ce3"/>
          <table:table-cell table:style-name="ce106"/>
          <table:table-cell table:style-name="ce112" table:number-columns-repeated="2"/>
          <table:table-cell table:style-name="ce137"/>
          <table:table-cell table:number-columns-repeated="1018"/>
        </table:table-row>
        <table:table-row table:style-name="ro8">
          <table:table-cell/>
          <table:table-cell table:style-name="ce4" office:value-type="string" calcext:value-type="string" table:number-columns-spanned="1" table:number-rows-spanned="4">
            <text:p>Vincoli ed assunzioni</text:p>
          </table:table-cell>
          <table:table-cell table:style-name="ce107" office:value-type="string" calcext:value-type="string">
            <text:p>Disponibilità dei volontari/sponsor</text:p>
          </table:table-cell>
          <table:table-cell table:style-name="ce40" table:number-columns-repeated="2"/>
          <table:table-cell table:style-name="ce134"/>
          <table:table-cell table:number-columns-repeated="1018"/>
        </table:table-row>
        <table:table-row table:style-name="ro8">
          <table:table-cell/>
          <table:covered-table-cell table:style-name="ce3"/>
          <table:table-cell table:style-name="ce104" office:value-type="string" calcext:value-type="string">
            <text:p>Competenze nello sviluppo dei quesiti TOL</text:p>
          </table:table-cell>
          <table:table-cell table:style-name="ce9" table:number-columns-repeated="2"/>
          <table:table-cell table:style-name="ce135"/>
          <table:table-cell table:number-columns-repeated="1018"/>
        </table:table-row>
        <table:table-row table:style-name="ro8">
          <table:table-cell/>
          <table:covered-table-cell table:style-name="ce3"/>
          <table:table-cell table:style-name="ce104" office:value-type="string" calcext:value-type="string">
            <text:p>Competenze nello sviluppo del Workflow</text:p>
          </table:table-cell>
          <table:table-cell table:style-name="ce9" table:number-columns-repeated="2"/>
          <table:table-cell table:style-name="ce135"/>
          <table:table-cell table:number-columns-repeated="1018"/>
        </table:table-row>
        <table:table-row table:style-name="ro8">
          <table:table-cell/>
          <table:covered-table-cell table:style-name="ce3"/>
          <table:table-cell table:style-name="ce104"/>
          <table:table-cell table:style-name="ce9" table:number-columns-repeated="2"/>
          <table:table-cell table:style-name="ce135"/>
          <table:table-cell table:number-columns-repeated="1018"/>
        </table:table-row>
        <table:table-row table:style-name="ro8">
          <table:table-cell/>
          <table:table-cell table:style-name="ce4" office:value-type="string" calcext:value-type="string" table:number-columns-spanned="1" table:number-rows-spanned="3">
            <text:p>Potenziali rischi</text:p>
          </table:table-cell>
          <table:table-cell table:style-name="ce108" office:value-type="string" calcext:value-type="string">
            <text:p>Attività pianificate non concluse prima della prossima sessione d'esame</text:p>
          </table:table-cell>
          <table:table-cell table:style-name="ce40" table:number-columns-repeated="2"/>
          <table:table-cell table:style-name="ce134"/>
          <table:table-cell table:number-columns-repeated="1018"/>
        </table:table-row>
        <table:table-row table:style-name="ro8">
          <table:table-cell/>
          <table:covered-table-cell table:style-name="ce3"/>
          <table:table-cell table:style-name="ce104" office:value-type="string" calcext:value-type="string">
            <text:p>Sovrapposizione di altri progetti PoliNetwork (risorse condivise)</text:p>
          </table:table-cell>
          <table:table-cell table:style-name="ce9" table:number-columns-repeated="2"/>
          <table:table-cell table:style-name="ce135"/>
          <table:table-cell table:number-columns-repeated="1018"/>
        </table:table-row>
        <table:table-row table:style-name="ro8">
          <table:table-cell/>
          <table:covered-table-cell table:style-name="ce3"/>
          <table:table-cell table:style-name="ce105"/>
          <table:table-cell table:style-name="ce112" table:number-columns-repeated="2"/>
          <table:table-cell table:style-name="ce137"/>
          <table:table-cell table:number-columns-repeated="1018"/>
        </table:table-row>
        <table:table-row table:style-name="ro9">
          <table:table-cell table:number-columns-repeated="1024"/>
        </table:table-row>
        <table:table-row table:style-name="ro8">
          <table:table-cell table:number-columns-repeated="2"/>
          <table:table-cell table:style-name="ce109" table:number-columns-repeated="4"/>
          <table:table-cell table:number-columns-repeated="1018"/>
        </table:table-row>
        <table:table-row table:style-name="ro9" table:number-rows-repeated="1048536">
          <table:table-cell table:number-columns-repeated="1024"/>
        </table:table-row>
        <table:table-row table:style-name="ro9">
          <table:table-cell table:number-columns-repeated="1024"/>
        </table:table-row>
      </table:table>
      <table:table table:name="Plan" table:style-name="ta2">
        <office:forms form:automatic-focus="false" form:apply-design-mode="false"/>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ce73"/>
        <table:table-column table:style-name="co12" table:default-cell-style-name="Default"/>
        <table:table-column table:style-name="co8" table:default-cell-style-name="Default"/>
        <table:table-column table:style-name="co13" table:default-cell-style-name="Default"/>
        <table:table-column table:style-name="co14" table:number-columns-repeated="56" table:default-cell-style-name="Default"/>
        <table:table-column table:style-name="co1" table:number-columns-repeated="4" table:default-cell-style-name="Default"/>
        <table:table-column table:style-name="co15" table:number-columns-repeated="2" table:default-cell-style-name="Default"/>
        <table:table-column table:style-name="co1" table:number-columns-repeated="954" table:default-cell-style-name="Default"/>
        <table:table-row table:style-name="ro11">
          <table:table-cell table:style-name="ce36" office:value-type="string" calcext:value-type="string">
            <text:p>Come creare la pianificazione di un progetto in questo foglio di lavoro.</text:p>
            <text:p>Immettere il titolo del progetto nella cella B1. </text:p>
            <text:p>Le informazioni su come usare questo foglio di lavoro, con istruzioni per le utilità per la lettura dello schermo e l'autore della cartella di lavoro, si trovano nel foglio di lavoro Informazioni.</text:p>
            <text:p>Continuare a spostarsi verso il basso nella colonna A per ascoltare altre istruzioni.</text:p>
          </table:table-cell>
          <table:table-cell table:style-name="ce38" office:value-type="string" calcext:value-type="string">
            <text:p>PROJECT PLAN</text:p>
          </table:table-cell>
          <table:table-cell table:style-name="ce54" office:value-type="string" calcext:value-type="string">
            <text:p>Ultimo aggiornamento del 15/12/2022</text:p>
          </table:table-cell>
          <table:table-cell/>
          <table:table-cell table:style-name="ce72"/>
          <table:table-cell table:style-name="ce91"/>
          <table:table-cell table:number-columns-repeated="1018"/>
        </table:table-row>
        <table:table-row table:style-name="ro11">
          <table:table-cell/>
          <table:table-cell table:style-name="ce136" office:value-type="string" calcext:value-type="string">
            <text:p>The TOL Project – Phase 2</text:p>
          </table:table-cell>
          <table:table-cell table:number-columns-repeated="1022"/>
        </table:table-row>
        <table:table-row table:style-name="ro11">
          <table:table-cell table:number-columns-repeated="2"/>
          <table:table-cell table:style-name="ce123" office:value-type="string" calcext:value-type="string" table:number-columns-spanned="2" table:number-rows-spanned="1">
            <text:p>Rilancio del progetto:</text:p>
          </table:table-cell>
          <table:covered-table-cell table:style-name="ce123"/>
          <table:table-cell table:style-name="ce74" office:value-type="date" office:date-value="2022-09-12" calcext:value-type="date" table:number-columns-spanned="2" table:number-rows-spanned="1">
            <text:p>12/09/22</text:p>
          </table:table-cell>
          <table:covered-table-cell table:style-name="ce74"/>
          <table:table-cell table:number-columns-repeated="1018"/>
        </table:table-row>
        <table:table-header-rows>
          <table:table-row table:style-name="ro11">
            <table:table-cell table:style-name="ce36" office:value-type="string" calcext:value-type="string">
              <text:p>Visualizzazione settimana nella cella E4 rappresenta la settimana iniziale da visualizzare nella pianificazione del progetto nella cella I4. La data di inizio del progetto è la Settimana 1. Per cambiare la visualizzazione della settimana, è sufficiente immettere un diverso numero di settimana nella cella E4.</text:p>
              <text:p>La data di inizio di ogni settimana, a partire dalla settimana indicata nella cella E4, inizia nella cella I4 e viene calcolata automaticamente. Sono disponibili 8 settimane in questa visualizzazione: dalla cella I4 alla cella BF4.</text:p>
              <text:p>Queste celle non si dovrebbero modificare.</text:p>
              <text:p>L'etichetta Visualizza settimana: si trova nella cella C4.</text:p>
            </table:table-cell>
            <table:table-cell/>
            <table:table-cell table:style-name="ce123" office:value-type="string" calcext:value-type="string" table:number-columns-spanned="2" table:number-rows-spanned="1">
              <text:p>Visualizza settimana:</text:p>
            </table:table-cell>
            <table:covered-table-cell table:style-name="ce123"/>
            <table:table-cell table:style-name="ce75" table:content-validation-name="val1" office:value-type="float" office:value="7" calcext:value-type="float">
              <text:p>7</text:p>
            </table:table-cell>
            <table:table-cell table:number-columns-repeated="2"/>
            <table:table-cell table:style-name="ce93" table:formula="of:=[.H5]" office:value-type="date" office:date-value="2022-10-24" calcext:value-type="date" table:number-columns-spanned="7" table:number-rows-spanned="1">
              <text:p>24 ott 2022</text:p>
            </table:table-cell>
            <table:covered-table-cell table:number-columns-repeated="6" table:style-name="ce93"/>
            <table:table-cell table:style-name="ce93" table:formula="of:=[.O5]" office:value-type="date" office:date-value="2022-10-31" calcext:value-type="date" table:number-columns-spanned="7" table:number-rows-spanned="1">
              <text:p>31 ott 2022</text:p>
            </table:table-cell>
            <table:covered-table-cell table:number-columns-repeated="6" table:style-name="ce93"/>
            <table:table-cell table:style-name="ce93" table:formula="of:=[.V5]" office:value-type="date" office:date-value="2022-11-07" calcext:value-type="date" table:number-columns-spanned="7" table:number-rows-spanned="1">
              <text:p>7 nov 2022</text:p>
            </table:table-cell>
            <table:covered-table-cell table:number-columns-repeated="6" table:style-name="ce93"/>
            <table:table-cell table:style-name="ce93" table:formula="of:=[.AC5]" office:value-type="date" office:date-value="2022-11-14" calcext:value-type="date" table:number-columns-spanned="7" table:number-rows-spanned="1">
              <text:p>14 nov 2022</text:p>
            </table:table-cell>
            <table:covered-table-cell table:number-columns-repeated="6" table:style-name="ce93"/>
            <table:table-cell table:style-name="ce93" table:formula="of:=[.AJ5]" office:value-type="date" office:date-value="2022-11-21" calcext:value-type="date" table:number-columns-spanned="7" table:number-rows-spanned="1">
              <text:p>21 nov 2022</text:p>
            </table:table-cell>
            <table:covered-table-cell table:number-columns-repeated="6" table:style-name="ce93"/>
            <table:table-cell table:style-name="ce93" table:formula="of:=[.AQ5]" office:value-type="date" office:date-value="2022-11-28" calcext:value-type="date" table:number-columns-spanned="7" table:number-rows-spanned="1">
              <text:p>28 nov 2022</text:p>
            </table:table-cell>
            <table:covered-table-cell table:number-columns-repeated="6" table:style-name="ce93"/>
            <table:table-cell table:style-name="ce93" table:formula="of:=[.AX5]" office:value-type="date" office:date-value="2022-12-05" calcext:value-type="date" table:number-columns-spanned="7" table:number-rows-spanned="1">
              <text:p>5 dic 2022</text:p>
            </table:table-cell>
            <table:covered-table-cell table:number-columns-repeated="6" table:style-name="ce93"/>
            <table:table-cell table:style-name="ce93" table:formula="of:=[.BE5]" office:value-type="date" office:date-value="2022-12-12" calcext:value-type="date" table:number-columns-spanned="7" table:number-rows-spanned="1">
              <text:p>12 dic 2022</text:p>
            </table:table-cell>
            <table:covered-table-cell table:number-columns-repeated="6" table:style-name="ce93"/>
            <table:table-cell table:number-columns-repeated="961"/>
          </table:table-row>
          <table:table-row table:style-name="ro12">
            <table:table-cell table:style-name="ce36" office:value-type="string" calcext:value-type="string">
              <text:p>Le celle da I5 a BL5 contengono il numero dei giorni delle settimane rappresentate nei blocchi superiori e vengono calcolati automaticamente.</text:p>
              <text:p>Queste celle non si dovrebbero modificare.</text:p>
              <text:p>La data corrente viene indicata in rosso (esadecimale AD3815) a partire dalla data odierna nella riga 5 per l’intera colonna di date fino alla fine della pianificazione del progetto.</text:p>
            </table:table-cell>
            <table:table-cell table:style-name="ce31" table:number-columns-spanned="6" table:number-rows-spanned="1"/>
            <table:covered-table-cell table:number-columns-repeated="5" table:style-name="ce31"/>
            <table:table-cell table:style-name="ce94" table:formula="of:=Inizio_progetto-WEEKDAY(Inizio_progetto;1)+2+7*(Visualizza_settimana-1)" office:value-type="date" office:date-value="2022-10-24" calcext:value-type="date">
              <text:p>24</text:p>
            </table:table-cell>
            <table:table-cell table:style-name="ce99" table:formula="of:=[.H5]+1" office:value-type="date" office:date-value="2022-10-25" calcext:value-type="date">
              <text:p>25</text:p>
            </table:table-cell>
            <table:table-cell table:style-name="ce99" table:formula="of:=[.I5]+1" office:value-type="date" office:date-value="2022-10-26" calcext:value-type="date">
              <text:p>26</text:p>
            </table:table-cell>
            <table:table-cell table:style-name="ce99" table:formula="of:=[.J5]+1" office:value-type="date" office:date-value="2022-10-27" calcext:value-type="date">
              <text:p>27</text:p>
            </table:table-cell>
            <table:table-cell table:style-name="ce99" table:formula="of:=[.K5]+1" office:value-type="date" office:date-value="2022-10-28" calcext:value-type="date">
              <text:p>28</text:p>
            </table:table-cell>
            <table:table-cell table:style-name="ce99" table:formula="of:=[.L5]+1" office:value-type="date" office:date-value="2022-10-29" calcext:value-type="date">
              <text:p>29</text:p>
            </table:table-cell>
            <table:table-cell table:style-name="ce100" table:formula="of:=[.M5]+1" office:value-type="date" office:date-value="2022-10-30" calcext:value-type="date">
              <text:p>30</text:p>
            </table:table-cell>
            <table:table-cell table:style-name="ce94" table:formula="of:=[.N5]+1" office:value-type="date" office:date-value="2022-10-31" calcext:value-type="date">
              <text:p>31</text:p>
            </table:table-cell>
            <table:table-cell table:style-name="ce99" table:formula="of:=[.O5]+1" office:value-type="date" office:date-value="2022-11-01" calcext:value-type="date">
              <text:p>1</text:p>
            </table:table-cell>
            <table:table-cell table:style-name="ce99" table:formula="of:=[.P5]+1" office:value-type="date" office:date-value="2022-11-02" calcext:value-type="date">
              <text:p>2</text:p>
            </table:table-cell>
            <table:table-cell table:style-name="ce99" table:formula="of:=[.Q5]+1" office:value-type="date" office:date-value="2022-11-03" calcext:value-type="date">
              <text:p>3</text:p>
            </table:table-cell>
            <table:table-cell table:style-name="ce99" table:formula="of:=[.R5]+1" office:value-type="date" office:date-value="2022-11-04" calcext:value-type="date">
              <text:p>4</text:p>
            </table:table-cell>
            <table:table-cell table:style-name="ce99" table:formula="of:=[.S5]+1" office:value-type="date" office:date-value="2022-11-05" calcext:value-type="date">
              <text:p>5</text:p>
            </table:table-cell>
            <table:table-cell table:style-name="ce100" table:formula="of:=[.T5]+1" office:value-type="date" office:date-value="2022-11-06" calcext:value-type="date">
              <text:p>6</text:p>
            </table:table-cell>
            <table:table-cell table:style-name="ce94" table:formula="of:=[.U5]+1" office:value-type="date" office:date-value="2022-11-07" calcext:value-type="date">
              <text:p>7</text:p>
            </table:table-cell>
            <table:table-cell table:style-name="ce99" table:formula="of:=[.V5]+1" office:value-type="date" office:date-value="2022-11-08" calcext:value-type="date">
              <text:p>8</text:p>
            </table:table-cell>
            <table:table-cell table:style-name="ce99" table:formula="of:=[.W5]+1" office:value-type="date" office:date-value="2022-11-09" calcext:value-type="date">
              <text:p>9</text:p>
            </table:table-cell>
            <table:table-cell table:style-name="ce99" table:formula="of:=[.X5]+1" office:value-type="date" office:date-value="2022-11-10" calcext:value-type="date">
              <text:p>10</text:p>
            </table:table-cell>
            <table:table-cell table:style-name="ce99" table:formula="of:=[.Y5]+1" office:value-type="date" office:date-value="2022-11-11" calcext:value-type="date">
              <text:p>11</text:p>
            </table:table-cell>
            <table:table-cell table:style-name="ce99" table:formula="of:=[.Z5]+1" office:value-type="date" office:date-value="2022-11-12" calcext:value-type="date">
              <text:p>12</text:p>
            </table:table-cell>
            <table:table-cell table:style-name="ce100" table:formula="of:=[.AA5]+1" office:value-type="date" office:date-value="2022-11-13" calcext:value-type="date">
              <text:p>13</text:p>
            </table:table-cell>
            <table:table-cell table:style-name="ce94" table:formula="of:=[.AB5]+1" office:value-type="date" office:date-value="2022-11-14" calcext:value-type="date">
              <text:p>14</text:p>
            </table:table-cell>
            <table:table-cell table:style-name="ce99" table:formula="of:=[.AC5]+1" office:value-type="date" office:date-value="2022-11-15" calcext:value-type="date">
              <text:p>15</text:p>
            </table:table-cell>
            <table:table-cell table:style-name="ce99" table:formula="of:=[.AD5]+1" office:value-type="date" office:date-value="2022-11-16" calcext:value-type="date">
              <text:p>16</text:p>
            </table:table-cell>
            <table:table-cell table:style-name="ce99" table:formula="of:=[.AE5]+1" office:value-type="date" office:date-value="2022-11-17" calcext:value-type="date">
              <text:p>17</text:p>
            </table:table-cell>
            <table:table-cell table:style-name="ce99" table:formula="of:=[.AF5]+1" office:value-type="date" office:date-value="2022-11-18" calcext:value-type="date">
              <text:p>18</text:p>
            </table:table-cell>
            <table:table-cell table:style-name="ce99" table:formula="of:=[.AG5]+1" office:value-type="date" office:date-value="2022-11-19" calcext:value-type="date">
              <text:p>19</text:p>
            </table:table-cell>
            <table:table-cell table:style-name="ce100" table:formula="of:=[.AH5]+1" office:value-type="date" office:date-value="2022-11-20" calcext:value-type="date">
              <text:p>20</text:p>
            </table:table-cell>
            <table:table-cell table:style-name="ce94" table:formula="of:=[.AI5]+1" office:value-type="date" office:date-value="2022-11-21" calcext:value-type="date">
              <text:p>21</text:p>
            </table:table-cell>
            <table:table-cell table:style-name="ce99" table:formula="of:=[.AJ5]+1" office:value-type="date" office:date-value="2022-11-22" calcext:value-type="date">
              <text:p>22</text:p>
            </table:table-cell>
            <table:table-cell table:style-name="ce99" table:formula="of:=[.AK5]+1" office:value-type="date" office:date-value="2022-11-23" calcext:value-type="date">
              <text:p>23</text:p>
            </table:table-cell>
            <table:table-cell table:style-name="ce99" table:formula="of:=[.AL5]+1" office:value-type="date" office:date-value="2022-11-24" calcext:value-type="date">
              <text:p>24</text:p>
            </table:table-cell>
            <table:table-cell table:style-name="ce99" table:formula="of:=[.AM5]+1" office:value-type="date" office:date-value="2022-11-25" calcext:value-type="date">
              <text:p>25</text:p>
            </table:table-cell>
            <table:table-cell table:style-name="ce99" table:formula="of:=[.AN5]+1" office:value-type="date" office:date-value="2022-11-26" calcext:value-type="date">
              <text:p>26</text:p>
            </table:table-cell>
            <table:table-cell table:style-name="ce100" table:formula="of:=[.AO5]+1" office:value-type="date" office:date-value="2022-11-27" calcext:value-type="date">
              <text:p>27</text:p>
            </table:table-cell>
            <table:table-cell table:style-name="ce94" table:formula="of:=[.AP5]+1" office:value-type="date" office:date-value="2022-11-28" calcext:value-type="date">
              <text:p>28</text:p>
            </table:table-cell>
            <table:table-cell table:style-name="ce99" table:formula="of:=[.AQ5]+1" office:value-type="date" office:date-value="2022-11-29" calcext:value-type="date">
              <text:p>29</text:p>
            </table:table-cell>
            <table:table-cell table:style-name="ce99" table:formula="of:=[.AR5]+1" office:value-type="date" office:date-value="2022-11-30" calcext:value-type="date">
              <text:p>30</text:p>
            </table:table-cell>
            <table:table-cell table:style-name="ce99" table:formula="of:=[.AS5]+1" office:value-type="date" office:date-value="2022-12-01" calcext:value-type="date">
              <text:p>1</text:p>
            </table:table-cell>
            <table:table-cell table:style-name="ce99" table:formula="of:=[.AT5]+1" office:value-type="date" office:date-value="2022-12-02" calcext:value-type="date">
              <text:p>2</text:p>
            </table:table-cell>
            <table:table-cell table:style-name="ce99" table:formula="of:=[.AU5]+1" office:value-type="date" office:date-value="2022-12-03" calcext:value-type="date">
              <text:p>3</text:p>
            </table:table-cell>
            <table:table-cell table:style-name="ce100" table:formula="of:=[.AV5]+1" office:value-type="date" office:date-value="2022-12-04" calcext:value-type="date">
              <text:p>4</text:p>
            </table:table-cell>
            <table:table-cell table:style-name="ce94" table:formula="of:=[.AW5]+1" office:value-type="date" office:date-value="2022-12-05" calcext:value-type="date">
              <text:p>5</text:p>
            </table:table-cell>
            <table:table-cell table:style-name="ce99" table:formula="of:=[.AX5]+1" office:value-type="date" office:date-value="2022-12-06" calcext:value-type="date">
              <text:p>6</text:p>
            </table:table-cell>
            <table:table-cell table:style-name="ce99" table:formula="of:=[.AY5]+1" office:value-type="date" office:date-value="2022-12-07" calcext:value-type="date">
              <text:p>7</text:p>
            </table:table-cell>
            <table:table-cell table:style-name="ce99" table:formula="of:=[.AZ5]+1" office:value-type="date" office:date-value="2022-12-08" calcext:value-type="date">
              <text:p>8</text:p>
            </table:table-cell>
            <table:table-cell table:style-name="ce99" table:formula="of:=[.BA5]+1" office:value-type="date" office:date-value="2022-12-09" calcext:value-type="date">
              <text:p>9</text:p>
            </table:table-cell>
            <table:table-cell table:style-name="ce99" table:formula="of:=[.BB5]+1" office:value-type="date" office:date-value="2022-12-10" calcext:value-type="date">
              <text:p>10</text:p>
            </table:table-cell>
            <table:table-cell table:style-name="ce100" table:formula="of:=[.BC5]+1" office:value-type="date" office:date-value="2022-12-11" calcext:value-type="date">
              <text:p>11</text:p>
            </table:table-cell>
            <table:table-cell table:style-name="ce94" table:formula="of:=[.BD5]+1" office:value-type="date" office:date-value="2022-12-12" calcext:value-type="date">
              <text:p>12</text:p>
            </table:table-cell>
            <table:table-cell table:style-name="ce99" table:formula="of:=[.BE5]+1" office:value-type="date" office:date-value="2022-12-13" calcext:value-type="date">
              <text:p>13</text:p>
            </table:table-cell>
            <table:table-cell table:style-name="ce99" table:formula="of:=[.BF5]+1" office:value-type="date" office:date-value="2022-12-14" calcext:value-type="date">
              <text:p>14</text:p>
            </table:table-cell>
            <table:table-cell table:style-name="ce99" table:formula="of:=[.BG5]+1" office:value-type="date" office:date-value="2022-12-15" calcext:value-type="date">
              <text:p>15</text:p>
            </table:table-cell>
            <table:table-cell table:style-name="ce99" table:formula="of:=[.BH5]+1" office:value-type="date" office:date-value="2022-12-16" calcext:value-type="date">
              <text:p>16</text:p>
            </table:table-cell>
            <table:table-cell table:style-name="ce99" table:formula="of:=[.BI5]+1" office:value-type="date" office:date-value="2022-12-17" calcext:value-type="date">
              <text:p>17</text:p>
            </table:table-cell>
            <table:table-cell table:style-name="ce100" table:formula="of:=[.BJ5]+1" office:value-type="date" office:date-value="2022-12-18" calcext:value-type="date">
              <text:p>18</text:p>
            </table:table-cell>
            <table:table-cell table:number-columns-repeated="961"/>
          </table:table-row>
          <table:table-row table:style-name="ro13">
            <table:table-cell table:style-name="ce36" office:value-type="string" calcext:value-type="string">
              <text:p>Questa riga contiene le intestazioni per la pianificazione di progetto che segue. </text:p>
              <text:p>Spostarsi da B6 a BL 6 per ascoltare il contenuto. La prima lettera di ogni giorno della settimana indicata nell’intestazione, inizia nella cella I6 e continua fino alla cella BL6.</text:p>
              <text:p>I grafici con la sequenza temporale di progetto vengono generati automaticamente in base alle date di inizio e di fine immesse, usando i formati condizionali.</text:p>
              <text:p>Non modificare il contenuto delle celle delle colonne dopo la colonna I a partire dalla cella I7.</text:p>
            </table:table-cell>
            <table:table-cell table:style-name="ce42" office:value-type="string" calcext:value-type="string">
              <text:p>ATTIVITÀ</text:p>
            </table:table-cell>
            <table:table-cell table:style-name="ce56" office:value-type="string" calcext:value-type="string">
              <text:p>RESPONSABILITA’</text:p>
            </table:table-cell>
            <table:table-cell table:style-name="ce56" office:value-type="string" calcext:value-type="string">
              <text:p>AVANZAMENTO</text:p>
            </table:table-cell>
            <table:table-cell table:style-name="ce56" office:value-type="string" calcext:value-type="string">
              <text:p>INIZIO</text:p>
            </table:table-cell>
            <table:table-cell table:style-name="ce56" office:value-type="string" calcext:value-type="string">
              <text:p>FINE</text:p>
            </table:table-cell>
            <table:table-cell table:style-name="ce56"/>
            <table:table-cell table:style-name="ce95" table:formula="of:=LEFT(TEXT([.H5];&quot;ggg&quot;);1)" office:value-type="string" office:string-value="l" calcext:value-type="string">
              <text:p>l</text:p>
            </table:table-cell>
            <table:table-cell table:style-name="ce95" table:formula="of:=LEFT(TEXT([.I5];&quot;ggg&quot;);1)" office:value-type="string" office:string-value="m" calcext:value-type="string">
              <text:p>m</text:p>
            </table:table-cell>
            <table:table-cell table:style-name="ce95" table:formula="of:=LEFT(TEXT([.J5];&quot;ggg&quot;);1)" office:value-type="string" office:string-value="m" calcext:value-type="string">
              <text:p>m</text:p>
            </table:table-cell>
            <table:table-cell table:style-name="ce95" table:formula="of:=LEFT(TEXT([.K5];&quot;ggg&quot;);1)" office:value-type="string" office:string-value="g" calcext:value-type="string">
              <text:p>g</text:p>
            </table:table-cell>
            <table:table-cell table:style-name="ce95" table:formula="of:=LEFT(TEXT([.L5];&quot;ggg&quot;);1)" office:value-type="string" office:string-value="v" calcext:value-type="string">
              <text:p>v</text:p>
            </table:table-cell>
            <table:table-cell table:style-name="ce95" table:formula="of:=LEFT(TEXT([.M5];&quot;ggg&quot;);1)" office:value-type="string" office:string-value="s" calcext:value-type="string">
              <text:p>s</text:p>
            </table:table-cell>
            <table:table-cell table:style-name="ce95" table:formula="of:=LEFT(TEXT([.N5];&quot;ggg&quot;);1)" office:value-type="string" office:string-value="d" calcext:value-type="string">
              <text:p>d</text:p>
            </table:table-cell>
            <table:table-cell table:style-name="ce95" table:formula="of:=LEFT(TEXT([.O5];&quot;ggg&quot;);1)" office:value-type="string" office:string-value="l" calcext:value-type="string">
              <text:p>l</text:p>
            </table:table-cell>
            <table:table-cell table:style-name="ce95" table:formula="of:=LEFT(TEXT([.P5];&quot;ggg&quot;);1)" office:value-type="string" office:string-value="m" calcext:value-type="string">
              <text:p>m</text:p>
            </table:table-cell>
            <table:table-cell table:style-name="ce95" table:formula="of:=LEFT(TEXT([.Q5];&quot;ggg&quot;);1)" office:value-type="string" office:string-value="m" calcext:value-type="string">
              <text:p>m</text:p>
            </table:table-cell>
            <table:table-cell table:style-name="ce95" table:formula="of:=LEFT(TEXT([.R5];&quot;ggg&quot;);1)" office:value-type="string" office:string-value="g" calcext:value-type="string">
              <text:p>g</text:p>
            </table:table-cell>
            <table:table-cell table:style-name="ce95" table:formula="of:=LEFT(TEXT([.S5];&quot;ggg&quot;);1)" office:value-type="string" office:string-value="v" calcext:value-type="string">
              <text:p>v</text:p>
            </table:table-cell>
            <table:table-cell table:style-name="ce95" table:formula="of:=LEFT(TEXT([.T5];&quot;ggg&quot;);1)" office:value-type="string" office:string-value="s" calcext:value-type="string">
              <text:p>s</text:p>
            </table:table-cell>
            <table:table-cell table:style-name="ce95" table:formula="of:=LEFT(TEXT([.U5];&quot;ggg&quot;);1)" office:value-type="string" office:string-value="d" calcext:value-type="string">
              <text:p>d</text:p>
            </table:table-cell>
            <table:table-cell table:style-name="ce95" table:formula="of:=LEFT(TEXT([.V5];&quot;ggg&quot;);1)" office:value-type="string" office:string-value="l" calcext:value-type="string">
              <text:p>l</text:p>
            </table:table-cell>
            <table:table-cell table:style-name="ce95" table:formula="of:=LEFT(TEXT([.W5];&quot;ggg&quot;);1)" office:value-type="string" office:string-value="m" calcext:value-type="string">
              <text:p>m</text:p>
            </table:table-cell>
            <table:table-cell table:style-name="ce95" table:formula="of:=LEFT(TEXT([.X5];&quot;ggg&quot;);1)" office:value-type="string" office:string-value="m" calcext:value-type="string">
              <text:p>m</text:p>
            </table:table-cell>
            <table:table-cell table:style-name="ce95" table:formula="of:=LEFT(TEXT([.Y5];&quot;ggg&quot;);1)" office:value-type="string" office:string-value="g" calcext:value-type="string">
              <text:p>g</text:p>
            </table:table-cell>
            <table:table-cell table:style-name="ce95" table:formula="of:=LEFT(TEXT([.Z5];&quot;ggg&quot;);1)" office:value-type="string" office:string-value="v" calcext:value-type="string">
              <text:p>v</text:p>
            </table:table-cell>
            <table:table-cell table:style-name="ce95" table:formula="of:=LEFT(TEXT([.AA5];&quot;ggg&quot;);1)" office:value-type="string" office:string-value="s" calcext:value-type="string">
              <text:p>s</text:p>
            </table:table-cell>
            <table:table-cell table:style-name="ce95" table:formula="of:=LEFT(TEXT([.AB5];&quot;ggg&quot;);1)" office:value-type="string" office:string-value="d" calcext:value-type="string">
              <text:p>d</text:p>
            </table:table-cell>
            <table:table-cell table:style-name="ce95" table:formula="of:=LEFT(TEXT([.AC5];&quot;ggg&quot;);1)" office:value-type="string" office:string-value="l" calcext:value-type="string">
              <text:p>l</text:p>
            </table:table-cell>
            <table:table-cell table:style-name="ce95" table:formula="of:=LEFT(TEXT([.AD5];&quot;ggg&quot;);1)" office:value-type="string" office:string-value="m" calcext:value-type="string">
              <text:p>m</text:p>
            </table:table-cell>
            <table:table-cell table:style-name="ce95" table:formula="of:=LEFT(TEXT([.AE5];&quot;ggg&quot;);1)" office:value-type="string" office:string-value="m" calcext:value-type="string">
              <text:p>m</text:p>
            </table:table-cell>
            <table:table-cell table:style-name="ce95" table:formula="of:=LEFT(TEXT([.AF5];&quot;ggg&quot;);1)" office:value-type="string" office:string-value="g" calcext:value-type="string">
              <text:p>g</text:p>
            </table:table-cell>
            <table:table-cell table:style-name="ce95" table:formula="of:=LEFT(TEXT([.AG5];&quot;ggg&quot;);1)" office:value-type="string" office:string-value="v" calcext:value-type="string">
              <text:p>v</text:p>
            </table:table-cell>
            <table:table-cell table:style-name="ce95" table:formula="of:=LEFT(TEXT([.AH5];&quot;ggg&quot;);1)" office:value-type="string" office:string-value="s" calcext:value-type="string">
              <text:p>s</text:p>
            </table:table-cell>
            <table:table-cell table:style-name="ce95" table:formula="of:=LEFT(TEXT([.AI5];&quot;ggg&quot;);1)" office:value-type="string" office:string-value="d" calcext:value-type="string">
              <text:p>d</text:p>
            </table:table-cell>
            <table:table-cell table:style-name="ce95" table:formula="of:=LEFT(TEXT([.AJ5];&quot;ggg&quot;);1)" office:value-type="string" office:string-value="l" calcext:value-type="string">
              <text:p>l</text:p>
            </table:table-cell>
            <table:table-cell table:style-name="ce95" table:formula="of:=LEFT(TEXT([.AK5];&quot;ggg&quot;);1)" office:value-type="string" office:string-value="m" calcext:value-type="string">
              <text:p>m</text:p>
            </table:table-cell>
            <table:table-cell table:style-name="ce95" table:formula="of:=LEFT(TEXT([.AL5];&quot;ggg&quot;);1)" office:value-type="string" office:string-value="m" calcext:value-type="string">
              <text:p>m</text:p>
            </table:table-cell>
            <table:table-cell table:style-name="ce95" table:formula="of:=LEFT(TEXT([.AM5];&quot;ggg&quot;);1)" office:value-type="string" office:string-value="g" calcext:value-type="string">
              <text:p>g</text:p>
            </table:table-cell>
            <table:table-cell table:style-name="ce95" table:formula="of:=LEFT(TEXT([.AN5];&quot;ggg&quot;);1)" office:value-type="string" office:string-value="v" calcext:value-type="string">
              <text:p>v</text:p>
            </table:table-cell>
            <table:table-cell table:style-name="ce95" table:formula="of:=LEFT(TEXT([.AO5];&quot;ggg&quot;);1)" office:value-type="string" office:string-value="s" calcext:value-type="string">
              <text:p>s</text:p>
            </table:table-cell>
            <table:table-cell table:style-name="ce95" table:formula="of:=LEFT(TEXT([.AP5];&quot;ggg&quot;);1)" office:value-type="string" office:string-value="d" calcext:value-type="string">
              <text:p>d</text:p>
            </table:table-cell>
            <table:table-cell table:style-name="ce95" table:formula="of:=LEFT(TEXT([.AQ5];&quot;ggg&quot;);1)" office:value-type="string" office:string-value="l" calcext:value-type="string">
              <text:p>l</text:p>
            </table:table-cell>
            <table:table-cell table:style-name="ce95" table:formula="of:=LEFT(TEXT([.AR5];&quot;ggg&quot;);1)" office:value-type="string" office:string-value="m" calcext:value-type="string">
              <text:p>m</text:p>
            </table:table-cell>
            <table:table-cell table:style-name="ce95" table:formula="of:=LEFT(TEXT([.AS5];&quot;ggg&quot;);1)" office:value-type="string" office:string-value="m" calcext:value-type="string">
              <text:p>m</text:p>
            </table:table-cell>
            <table:table-cell table:style-name="ce95" table:formula="of:=LEFT(TEXT([.AT5];&quot;ggg&quot;);1)" office:value-type="string" office:string-value="g" calcext:value-type="string">
              <text:p>g</text:p>
            </table:table-cell>
            <table:table-cell table:style-name="ce95" table:formula="of:=LEFT(TEXT([.AU5];&quot;ggg&quot;);1)" office:value-type="string" office:string-value="v" calcext:value-type="string">
              <text:p>v</text:p>
            </table:table-cell>
            <table:table-cell table:style-name="ce95" table:formula="of:=LEFT(TEXT([.AV5];&quot;ggg&quot;);1)" office:value-type="string" office:string-value="s" calcext:value-type="string">
              <text:p>s</text:p>
            </table:table-cell>
            <table:table-cell table:style-name="ce95" table:formula="of:=LEFT(TEXT([.AW5];&quot;ggg&quot;);1)" office:value-type="string" office:string-value="d" calcext:value-type="string">
              <text:p>d</text:p>
            </table:table-cell>
            <table:table-cell table:style-name="ce95" table:formula="of:=LEFT(TEXT([.AX5];&quot;ggg&quot;);1)" office:value-type="string" office:string-value="l" calcext:value-type="string">
              <text:p>l</text:p>
            </table:table-cell>
            <table:table-cell table:style-name="ce95" table:formula="of:=LEFT(TEXT([.AY5];&quot;ggg&quot;);1)" office:value-type="string" office:string-value="m" calcext:value-type="string">
              <text:p>m</text:p>
            </table:table-cell>
            <table:table-cell table:style-name="ce95" table:formula="of:=LEFT(TEXT([.AZ5];&quot;ggg&quot;);1)" office:value-type="string" office:string-value="m" calcext:value-type="string">
              <text:p>m</text:p>
            </table:table-cell>
            <table:table-cell table:style-name="ce95" table:formula="of:=LEFT(TEXT([.BA5];&quot;ggg&quot;);1)" office:value-type="string" office:string-value="g" calcext:value-type="string">
              <text:p>g</text:p>
            </table:table-cell>
            <table:table-cell table:style-name="ce95" table:formula="of:=LEFT(TEXT([.BB5];&quot;ggg&quot;);1)" office:value-type="string" office:string-value="v" calcext:value-type="string">
              <text:p>v</text:p>
            </table:table-cell>
            <table:table-cell table:style-name="ce95" table:formula="of:=LEFT(TEXT([.BC5];&quot;ggg&quot;);1)" office:value-type="string" office:string-value="s" calcext:value-type="string">
              <text:p>s</text:p>
            </table:table-cell>
            <table:table-cell table:style-name="ce95" table:formula="of:=LEFT(TEXT([.BD5];&quot;ggg&quot;);1)" office:value-type="string" office:string-value="d" calcext:value-type="string">
              <text:p>d</text:p>
            </table:table-cell>
            <table:table-cell table:style-name="ce95" table:formula="of:=LEFT(TEXT([.BE5];&quot;ggg&quot;);1)" office:value-type="string" office:string-value="l" calcext:value-type="string">
              <text:p>l</text:p>
            </table:table-cell>
            <table:table-cell table:style-name="ce95" table:formula="of:=LEFT(TEXT([.BF5];&quot;ggg&quot;);1)" office:value-type="string" office:string-value="m" calcext:value-type="string">
              <text:p>m</text:p>
            </table:table-cell>
            <table:table-cell table:style-name="ce95" table:formula="of:=LEFT(TEXT([.BG5];&quot;ggg&quot;);1)" office:value-type="string" office:string-value="m" calcext:value-type="string">
              <text:p>m</text:p>
            </table:table-cell>
            <table:table-cell table:style-name="ce95" table:formula="of:=LEFT(TEXT([.BH5];&quot;ggg&quot;);1)" office:value-type="string" office:string-value="g" calcext:value-type="string">
              <text:p>g</text:p>
            </table:table-cell>
            <table:table-cell table:style-name="ce95" table:formula="of:=LEFT(TEXT([.BI5];&quot;ggg&quot;);1)" office:value-type="string" office:string-value="v" calcext:value-type="string">
              <text:p>v</text:p>
            </table:table-cell>
            <table:table-cell table:style-name="ce95" table:formula="of:=LEFT(TEXT([.BJ5];&quot;ggg&quot;);1)" office:value-type="string" office:string-value="s" calcext:value-type="string">
              <text:p>s</text:p>
            </table:table-cell>
            <table:table-cell table:style-name="ce95" table:formula="of:=LEFT(TEXT([.BK5];&quot;ggg&quot;);1)" office:value-type="string" office:string-value="d" calcext:value-type="string">
              <text:p>d</text:p>
            </table:table-cell>
            <table:table-cell table:number-columns-repeated="961"/>
          </table:table-row>
        </table:table-header-rows>
        <table:table-row table:style-name="ro11">
          <table:table-cell table:style-name="ce36" office:value-type="string" calcext:value-type="string">
            <text:p>La cella B8 contiene il titolo di esempio della Fase 1. </text:p>
            <text:p>Immettere un nuovo titolo nella cella B8.</text:p>
            <text:p>Immettere il nome della persona a cui assegnare la fase nella cella C8, se pertinente al progetto.</text:p>
            <text:p>Immettere lo stato di avanzamento per l’intera fase nella cella D8, se pertinente al progetto.</text:p>
            <text:p>Immettere la data di inizio e di fine dell’intera fase nelle celle E8 e F8, se pertinente al progetto. </text:p>
            <text:p>Il diagramma di Gantt immetterà automaticamente le date appropriate e applicherà l'ombreggiatura a seconda dello stato.</text:p>
            <text:p>Per eliminare la fase e utilizzare solo le attività, è sufficiente eliminare la riga corrente.</text:p>
          </table:table-cell>
          <table:table-cell table:style-name="ce43" office:value-type="string" calcext:value-type="string">
            <text:p>Approvazione piano di progetto</text:p>
          </table:table-cell>
          <table:table-cell table:style-name="ce57"/>
          <table:table-cell table:style-name="ce62"/>
          <table:table-cell table:style-name="ce76" table:number-columns-repeated="2"/>
          <table:table-cell table:style-name="ce92"/>
          <table:table-cell table:style-name="ce96" table:number-columns-repeated="56"/>
          <table:table-cell table:number-columns-repeated="961"/>
        </table:table-row>
        <table:table-row table:style-name="ro11">
          <table:table-cell table:style-name="ce36" office:value-type="string" calcext:value-type="string">
            <text:p>La cella B9 contiene l'attività di esempio "Attività 1". </text:p>
            <text:p>Immettere un nuovo nome per l’attività nella cella B9.</text:p>
            <text:p>Immettere il nome della persona a cui assegnare l'attività nella cella C9.</text:p>
            <text:p>Immettere lo stato di avanzamento dell'attività nella cella D9. Una barra di stato viene visualizzata nella cella ed è ombreggiata in base allo stato di avanzamento. Ad esempio, lo stato di avanzamento pari al 50% applicherà l'ombreggiatura a metà della cella.</text:p>
            <text:p>Immettere la data di inizio dell’attività nella cella E9.</text:p>
            <text:p>Immettere la data di fine dell’attività nella cella F9.</text:p>
            <text:p>Viene visualizzata una barra di stato ombreggiata in blocchi per le date immesse, a partire dalla cella I9 fino alla BL9. </text:p>
          </table:table-cell>
          <table:table-cell table:style-name="ce44" office:value-type="string" calcext:value-type="string">
            <text:p>Rilancio del progetto – fase 2</text:p>
          </table:table-cell>
          <table:table-cell table:style-name="ce44" office:value-type="string" calcext:value-type="string">
            <text:p>Project Leader</text:p>
          </table:table-cell>
          <table:table-cell table:style-name="ce63" office:value-type="percentage" office:value="1" calcext:value-type="percentage">
            <text:p>100%</text:p>
          </table:table-cell>
          <table:table-cell table:style-name="ce77" office:value-type="date" office:date-value="2022-09-12" calcext:value-type="date">
            <text:p>12/09/2022</text:p>
          </table:table-cell>
          <table:table-cell table:style-name="ce77" office:value-type="date" office:date-value="2022-09-16" calcext:value-type="date">
            <text:p>16/09/2022</text:p>
          </table:table-cell>
          <table:table-cell table:style-name="ce92"/>
          <table:table-cell table:style-name="ce96" table:number-columns-repeated="56"/>
          <table:table-cell table:style-name="ce37" table:number-columns-repeated="961"/>
        </table:table-row>
        <table:table-row table:style-name="ro11">
          <table:table-cell table:style-name="ce36" office:value-type="string" calcext:value-type="string">
            <text:p>Dalla riga 10 alla 13 è ripetuto lo schema della riga 9. </text:p>
            <text:p>Ripetere le istruzioni della cella A9 per tutte le righe di attività nel foglio di lavoro. Sovrascrivere i dati di esempio.</text:p>
            <text:p>L’esempio di un'altra fase inizia nella cella A14. </text:p>
            <text:p>Continuare a immettere le attività nelle celle da A10 a A13 o passare alla cella A14 per altre informazioni.</text:p>
          </table:table-cell>
          <table:table-cell table:style-name="ce44" office:value-type="string" calcext:value-type="string">
            <text:p>Kick off meeting</text:p>
          </table:table-cell>
          <table:table-cell table:style-name="ce44" office:value-type="string" calcext:value-type="string">
            <text:p>All</text:p>
          </table:table-cell>
          <table:table-cell table:style-name="ce63" office:value-type="percentage" office:value="1" calcext:value-type="percentage">
            <text:p>100%</text:p>
          </table:table-cell>
          <table:table-cell table:number-columns-repeated="2" table:style-name="ce77" office:value-type="date" office:date-value="2022-09-22" calcext:value-type="date">
            <text:p>22/09/2022</text:p>
          </table:table-cell>
          <table:table-cell table:style-name="ce92"/>
          <table:table-cell table:style-name="ce96" table:number-columns-repeated="12"/>
          <table:table-cell table:style-name="ce101" table:number-columns-repeated="2"/>
          <table:table-cell table:style-name="ce96" table:number-columns-repeated="42"/>
          <table:table-cell table:style-name="ce37" table:number-columns-repeated="961"/>
        </table:table-row>
        <table:table-row table:style-name="ro11">
          <table:table-cell table:style-name="ce37"/>
          <table:table-cell table:style-name="ce44" office:value-type="string" calcext:value-type="string">
            <text:p>Approvazione piano di progetto </text:p>
          </table:table-cell>
          <table:table-cell table:style-name="ce44" office:value-type="string" calcext:value-type="string">
            <text:p>All</text:p>
          </table:table-cell>
          <table:table-cell table:style-name="ce63" office:value-type="percentage" office:value="1" calcext:value-type="percentage">
            <text:p>100%</text:p>
          </table:table-cell>
          <table:table-cell table:style-name="ce77" office:value-type="date" office:date-value="2022-03-23" calcext:value-type="date">
            <text:p>23/03/2022</text:p>
          </table:table-cell>
          <table:table-cell table:style-name="ce77" office:value-type="date" office:date-value="2022-03-27" calcext:value-type="date">
            <text:p>27/03/2022</text:p>
          </table:table-cell>
          <table:table-cell table:style-name="ce92"/>
          <table:table-cell table:style-name="ce96" table:number-columns-repeated="56"/>
          <table:table-cell table:style-name="ce37" table:number-columns-repeated="961"/>
        </table:table-row>
        <table:table-row table:style-name="ro11">
          <table:table-cell table:style-name="ce37"/>
          <table:table-cell table:style-name="ce44" table:number-columns-repeated="2"/>
          <table:table-cell table:style-name="ce63"/>
          <table:table-cell table:style-name="ce78" table:number-columns-repeated="2"/>
          <table:table-cell table:style-name="ce92"/>
          <table:table-cell table:style-name="ce96" table:number-columns-repeated="56"/>
          <table:table-cell table:style-name="ce37" table:number-columns-repeated="961"/>
        </table:table-row>
        <table:table-row table:style-name="ro11">
          <table:table-cell table:style-name="ce37"/>
          <table:table-cell table:style-name="ce45" office:value-type="string" calcext:value-type="string">
            <text:p>Progettazione</text:p>
          </table:table-cell>
          <table:table-cell table:style-name="ce58"/>
          <table:table-cell table:style-name="ce64"/>
          <table:table-cell table:style-name="ce79" table:number-columns-repeated="2"/>
          <table:table-cell table:style-name="ce92"/>
          <table:table-cell table:style-name="ce97" table:number-columns-repeated="16"/>
          <table:table-cell table:style-name="ce102"/>
          <table:table-cell table:style-name="ce97" table:number-columns-repeated="39"/>
          <table:table-cell table:style-name="ce37" table:number-columns-repeated="961"/>
        </table:table-row>
        <table:table-row table:style-name="ro11">
          <table:table-cell table:style-name="ce37"/>
          <table:table-cell table:style-name="ce46" office:value-type="string" calcext:value-type="string">
            <text:p>Definizione specifiche funzionali <text:s/>Workflow</text:p>
          </table:table-cell>
          <table:table-cell table:style-name="ce47" office:value-type="string" calcext:value-type="string">
            <text:p>Project leader</text:p>
          </table:table-cell>
          <table:table-cell table:style-name="ce65" office:value-type="percentage" office:value="1" calcext:value-type="percentage">
            <text:p>100%</text:p>
          </table:table-cell>
          <table:table-cell table:style-name="ce80" office:value-type="date" office:date-value="2022-09-22" calcext:value-type="date">
            <text:p>22/09/2022</text:p>
          </table:table-cell>
          <table:table-cell table:style-name="ce80" office:value-type="date" office:date-value="2022-09-27" calcext:value-type="date">
            <text:p>27/09/2022</text:p>
          </table:table-cell>
          <table:table-cell table:style-name="ce92"/>
          <table:table-cell table:style-name="ce97" table:number-columns-repeated="16"/>
          <table:table-cell table:style-name="ce102"/>
          <table:table-cell table:style-name="ce97" table:number-columns-repeated="39"/>
          <table:table-cell table:style-name="ce37" table:number-columns-repeated="961"/>
        </table:table-row>
        <table:table-row table:style-name="ro11">
          <table:table-cell table:style-name="ce37"/>
          <table:table-cell table:style-name="ce47" office:value-type="string" calcext:value-type="string">
            <text:p>Definizione specifiche tecniche Workflow</text:p>
          </table:table-cell>
          <table:table-cell table:style-name="ce47" office:value-type="string" calcext:value-type="string">
            <text:p>Team Workflow</text:p>
          </table:table-cell>
          <table:table-cell table:style-name="ce65" office:value-type="percentage" office:value="0" calcext:value-type="percentage">
            <text:p>0%</text:p>
          </table:table-cell>
          <table:table-cell table:style-name="ce80" office:value-type="date" office:date-value="2022-09-27" calcext:value-type="date">
            <text:p>27/09/2022</text:p>
          </table:table-cell>
          <table:table-cell table:style-name="ce80" office:value-type="date" office:date-value="2022-10-13" calcext:value-type="date">
            <text:p>13/10/2022</text:p>
          </table:table-cell>
          <table:table-cell table:style-name="ce92"/>
          <table:table-cell table:style-name="ce96" table:number-columns-repeated="56"/>
          <table:table-cell table:style-name="ce37" table:number-columns-repeated="961"/>
        </table:table-row>
        <table:table-row table:style-name="ro11">
          <table:table-cell table:style-name="ce36" office:value-type="string" calcext:value-type="string">
            <text:p>La cella a destra contiene il titolo di esempio della Fase 2. </text:p>
            <text:p>È possibile creare una nuova fase in qualsiasi momento nella colonna B. Questa pianificazione di progetto non richiede fasi. Per rimuovere la fase, è sufficiente eliminare la riga.</text:p>
            <text:p>Per creare un blocco di fase in questa riga, immettere un nuovo titolo nella cella a destra.</text:p>
            <text:p>Per continuare ad aggiungere attività alla fase precedente, immettere una nuova riga sopra a questa e inserire i dati delle attività seguendo le istruzioni della cella A9.</text:p>
            <text:p>Aggiornare i dettagli della fase nella cella a destra sulla base delle istruzioni della cella A8.</text:p>
            <text:p>Spostarsi verso il basso nelle celle della colonna A per altre informazioni.</text:p>
            <text:p>Se non sono state aggiunte nuove righe al foglio di lavoro, sono disponibili 2 ulteriori blocchi di esempio nelle celle B20 e B26. In caso contrario, spostarsi lungo le celle della colonna A per ulteriori blocchi. </text:p>
            <text:p>Ripetere le istruzioni delle celle A8 e A9 se necessario.</text:p>
          </table:table-cell>
          <table:table-cell table:style-name="ce47" table:number-columns-repeated="2"/>
          <table:table-cell table:style-name="ce65"/>
          <table:table-cell table:style-name="ce81" table:number-columns-repeated="2"/>
          <table:table-cell table:style-name="ce92"/>
          <table:table-cell table:style-name="ce96" table:number-columns-repeated="56"/>
          <table:table-cell table:style-name="ce37" table:number-columns-repeated="961"/>
        </table:table-row>
        <table:table-row table:style-name="ro11">
          <table:table-cell table:style-name="ce36"/>
          <table:table-cell table:style-name="ce48" office:value-type="string" calcext:value-type="string">
            <text:p>Sviluppo</text:p>
          </table:table-cell>
          <table:table-cell table:style-name="ce59"/>
          <table:table-cell table:style-name="ce66"/>
          <table:table-cell table:style-name="ce82" table:number-columns-repeated="2"/>
          <table:table-cell table:style-name="ce92"/>
          <table:table-cell table:style-name="ce96" table:number-columns-repeated="56"/>
          <table:table-cell table:style-name="ce37" table:number-columns-repeated="961"/>
        </table:table-row>
        <table:table-row table:style-name="ro11">
          <table:table-cell table:style-name="ce36"/>
          <table:table-cell table:style-name="ce49" office:value-type="string" calcext:value-type="string">
            <text:p>Creazione quesiti <text:s/>di Inglese (30)</text:p>
          </table:table-cell>
          <table:table-cell table:style-name="ce49" office:value-type="string" calcext:value-type="string">
            <text:p>Team <text:s/>TOL</text:p>
          </table:table-cell>
          <table:table-cell table:style-name="ce67" office:value-type="percentage" office:value="1" calcext:value-type="percentage">
            <text:p>100%</text:p>
          </table:table-cell>
          <table:table-cell table:style-name="ce83" office:value-type="date" office:date-value="2022-09-27" calcext:value-type="date">
            <text:p>27/09/2022</text:p>
          </table:table-cell>
          <table:table-cell table:style-name="ce83" office:value-type="date" office:date-value="2022-11-28" calcext:value-type="date">
            <text:p>28/11/2022</text:p>
          </table:table-cell>
          <table:table-cell table:style-name="ce92"/>
          <table:table-cell table:style-name="ce96" table:number-columns-repeated="56"/>
          <table:table-cell table:style-name="ce37" table:number-columns-repeated="961"/>
        </table:table-row>
        <table:table-row table:style-name="ro11">
          <table:table-cell table:style-name="ce36"/>
          <table:table-cell table:style-name="ce49" office:value-type="string" calcext:value-type="string">
            <text:p>Creazione quesiti <text:s/>di Matematica, Logica e Statistica (25)</text:p>
          </table:table-cell>
          <table:table-cell table:style-name="ce49" office:value-type="string" calcext:value-type="string">
            <text:p>Team <text:s/>TOL</text:p>
          </table:table-cell>
          <table:table-cell table:style-name="ce67" office:value-type="percentage" office:value="1" calcext:value-type="percentage">
            <text:p>100%</text:p>
          </table:table-cell>
          <table:table-cell table:style-name="ce83" office:value-type="date" office:date-value="2022-09-27" calcext:value-type="date">
            <text:p>27/09/2022</text:p>
          </table:table-cell>
          <table:table-cell table:style-name="ce83" office:value-type="date" office:date-value="2022-11-28" calcext:value-type="date">
            <text:p>28/11/2022</text:p>
          </table:table-cell>
          <table:table-cell table:style-name="ce92"/>
          <table:table-cell table:style-name="ce96" table:number-columns-repeated="56"/>
          <table:table-cell table:style-name="ce37" table:number-columns-repeated="961"/>
        </table:table-row>
        <table:table-row table:style-name="ro11">
          <table:table-cell table:style-name="ce36"/>
          <table:table-cell table:style-name="ce49" office:value-type="string" calcext:value-type="string">
            <text:p>Creazione quesiti di Comprensione verbale (5)</text:p>
          </table:table-cell>
          <table:table-cell table:style-name="ce49" office:value-type="string" calcext:value-type="string">
            <text:p>Team <text:s/>TOL</text:p>
          </table:table-cell>
          <table:table-cell table:style-name="ce67" office:value-type="percentage" office:value="1" calcext:value-type="percentage">
            <text:p>100%</text:p>
          </table:table-cell>
          <table:table-cell table:style-name="ce83" office:value-type="date" office:date-value="2022-09-27" calcext:value-type="date">
            <text:p>27/09/2022</text:p>
          </table:table-cell>
          <table:table-cell table:style-name="ce83" office:value-type="date" office:date-value="2022-11-28" calcext:value-type="date">
            <text:p>28/11/2022</text:p>
          </table:table-cell>
          <table:table-cell table:style-name="ce92"/>
          <table:table-cell table:style-name="ce96" table:number-columns-repeated="56"/>
          <table:table-cell table:style-name="ce37" table:number-columns-repeated="961"/>
        </table:table-row>
        <table:table-row table:style-name="ro11">
          <table:table-cell table:style-name="ce37"/>
          <table:table-cell table:style-name="ce49" office:value-type="string" calcext:value-type="string">
            <text:p>Creazione quesiti di Fisica TOL (5)</text:p>
          </table:table-cell>
          <table:table-cell table:style-name="ce49" office:value-type="string" calcext:value-type="string">
            <text:p>Team <text:s/>TOL</text:p>
          </table:table-cell>
          <table:table-cell table:style-name="ce67" office:value-type="percentage" office:value="1" calcext:value-type="percentage">
            <text:p>100%</text:p>
          </table:table-cell>
          <table:table-cell table:style-name="ce83" office:value-type="date" office:date-value="2022-09-27" calcext:value-type="date">
            <text:p>27/09/2022</text:p>
          </table:table-cell>
          <table:table-cell table:style-name="ce83" office:value-type="date" office:date-value="2022-11-28" calcext:value-type="date">
            <text:p>28/11/2022</text:p>
          </table:table-cell>
          <table:table-cell table:style-name="ce92"/>
          <table:table-cell table:style-name="ce96" table:number-columns-repeated="56"/>
          <table:table-cell table:style-name="ce37" table:number-columns-repeated="961"/>
        </table:table-row>
        <table:table-row table:style-name="ro11">
          <table:table-cell table:style-name="ce37"/>
          <table:table-cell table:style-name="ce49" office:value-type="string" calcext:value-type="string">
            <text:p>Creazione Workflow</text:p>
          </table:table-cell>
          <table:table-cell table:style-name="ce49" office:value-type="string" calcext:value-type="string">
            <text:p>Team Workflow</text:p>
          </table:table-cell>
          <table:table-cell table:style-name="ce67" office:value-type="percentage" office:value="0" calcext:value-type="percentage">
            <text:p>0%</text:p>
          </table:table-cell>
          <table:table-cell table:style-name="ce83" office:value-type="date" office:date-value="2022-10-13" calcext:value-type="date">
            <text:p>13/10/2022</text:p>
          </table:table-cell>
          <table:table-cell table:style-name="ce83" office:value-type="date" office:date-value="2022-11-28" calcext:value-type="date">
            <text:p>28/11/2022</text:p>
          </table:table-cell>
          <table:table-cell table:style-name="ce92"/>
          <table:table-cell table:style-name="ce96" table:number-columns-repeated="56"/>
          <table:table-cell table:style-name="ce37" table:number-columns-repeated="961"/>
        </table:table-row>
        <table:table-row table:style-name="ro11">
          <table:table-cell table:style-name="ce37"/>
          <table:table-cell table:style-name="ce49" table:number-columns-repeated="2"/>
          <table:table-cell table:style-name="ce67"/>
          <table:table-cell table:style-name="ce84" table:number-columns-repeated="2"/>
          <table:table-cell table:style-name="ce92"/>
          <table:table-cell table:style-name="ce96" table:number-columns-repeated="56"/>
          <table:table-cell table:style-name="ce37" table:number-columns-repeated="961"/>
        </table:table-row>
        <table:table-row table:style-name="ro11">
          <table:table-cell table:style-name="ce37"/>
          <table:table-cell table:style-name="ce50" office:value-type="string" calcext:value-type="string">
            <text:p>Validazione</text:p>
          </table:table-cell>
          <table:table-cell table:style-name="ce60"/>
          <table:table-cell table:style-name="ce68"/>
          <table:table-cell table:style-name="ce85" table:number-columns-repeated="2"/>
          <table:table-cell table:style-name="ce92"/>
          <table:table-cell table:style-name="ce96" table:number-columns-repeated="56"/>
          <table:table-cell table:style-name="ce37" table:number-columns-repeated="961"/>
        </table:table-row>
        <table:table-row table:style-name="ro11">
          <table:table-cell table:style-name="ce37"/>
          <table:table-cell table:style-name="ce51" office:value-type="string" calcext:value-type="string">
            <text:p>Validazione quesiti TOL (riesame generale)</text:p>
          </table:table-cell>
          <table:table-cell table:style-name="ce51" office:value-type="string" calcext:value-type="string">
            <text:p>Team TOL</text:p>
          </table:table-cell>
          <table:table-cell table:style-name="ce69" office:value-type="percentage" office:value="1" calcext:value-type="percentage">
            <text:p>100%</text:p>
          </table:table-cell>
          <table:table-cell table:style-name="ce86" office:value-type="date" office:date-value="2022-11-29" calcext:value-type="date">
            <text:p>29/11/2022</text:p>
          </table:table-cell>
          <table:table-cell table:style-name="ce86" office:value-type="date" office:date-value="2022-12-12" calcext:value-type="date">
            <text:p>12/12/2022</text:p>
          </table:table-cell>
          <table:table-cell table:style-name="ce92"/>
          <table:table-cell table:style-name="ce96" table:number-columns-repeated="56"/>
          <table:table-cell table:style-name="ce37" table:number-columns-repeated="961"/>
        </table:table-row>
        <table:table-row table:style-name="ro11">
          <table:table-cell table:style-name="ce37"/>
          <table:table-cell table:style-name="ce51" office:value-type="string" calcext:value-type="string">
            <text:p>Validazione Workflow (test e risoluzione bugs)</text:p>
          </table:table-cell>
          <table:table-cell table:style-name="ce51" office:value-type="string" calcext:value-type="string">
            <text:p>Team Workflow</text:p>
          </table:table-cell>
          <table:table-cell table:style-name="ce69" office:value-type="percentage" office:value="0" calcext:value-type="percentage">
            <text:p>0%</text:p>
          </table:table-cell>
          <table:table-cell table:style-name="ce86" office:value-type="date" office:date-value="2022-11-29" calcext:value-type="date">
            <text:p>29/11/2022</text:p>
          </table:table-cell>
          <table:table-cell table:style-name="ce86" office:value-type="date" office:date-value="2022-12-12" calcext:value-type="date">
            <text:p>12/12/2022</text:p>
          </table:table-cell>
          <table:table-cell table:style-name="ce92"/>
          <table:table-cell table:style-name="ce96" table:number-columns-repeated="56"/>
          <table:table-cell table:style-name="ce37" table:number-columns-repeated="961"/>
        </table:table-row>
        <table:table-row table:style-name="ro11">
          <table:table-cell table:style-name="ce37"/>
          <table:table-cell table:style-name="ce51" office:value-type="string" calcext:value-type="string">
            <text:p>Validazione Workflow <text:s/>(versione finale)</text:p>
          </table:table-cell>
          <table:table-cell table:style-name="ce51" office:value-type="string" calcext:value-type="string">
            <text:p>PoliNetwork</text:p>
          </table:table-cell>
          <table:table-cell table:style-name="ce69" office:value-type="percentage" office:value="0" calcext:value-type="percentage">
            <text:p>0%</text:p>
          </table:table-cell>
          <table:table-cell table:style-name="ce86" office:value-type="date" office:date-value="2022-12-13" calcext:value-type="date">
            <text:p>13/12/2022</text:p>
          </table:table-cell>
          <table:table-cell table:style-name="ce86" office:value-type="date" office:date-value="2022-12-15" calcext:value-type="date">
            <text:p>15/12/2022</text:p>
          </table:table-cell>
          <table:table-cell table:style-name="ce92"/>
          <table:table-cell table:style-name="ce96" table:number-columns-repeated="56"/>
          <table:table-cell table:style-name="ce37" table:number-columns-repeated="961"/>
        </table:table-row>
        <table:table-row table:style-name="ro11">
          <table:table-cell table:style-name="ce37"/>
          <table:table-cell table:style-name="ce51" table:number-columns-repeated="2"/>
          <table:table-cell table:style-name="ce69"/>
          <table:table-cell table:style-name="ce87" table:number-columns-repeated="2"/>
          <table:table-cell table:style-name="ce92"/>
          <table:table-cell table:style-name="ce96" table:number-columns-repeated="56"/>
          <table:table-cell table:style-name="ce37" table:number-columns-repeated="961"/>
        </table:table-row>
        <table:table-row table:style-name="ro11">
          <table:table-cell table:style-name="ce37" office:value-type="string" calcext:value-type="string">
            <text:p>Esempio di blocco con titolo di fase</text:p>
          </table:table-cell>
          <table:table-cell table:style-name="ce52" office:value-type="string" calcext:value-type="string">
            <text:p>Distribuzione</text:p>
          </table:table-cell>
          <table:table-cell table:style-name="ce61"/>
          <table:table-cell table:style-name="ce70"/>
          <table:table-cell table:style-name="ce88" table:number-columns-repeated="2"/>
          <table:table-cell table:style-name="ce92"/>
          <table:table-cell table:style-name="ce98" table:number-columns-repeated="56"/>
          <table:table-cell table:style-name="ce37" table:number-columns-repeated="961"/>
        </table:table-row>
        <table:table-row table:style-name="ro11">
          <table:table-cell table:style-name="ce37"/>
          <table:table-cell table:style-name="ce53" office:value-type="string" calcext:value-type="string">
            <text:p>Pubblicazione Workflow</text:p>
          </table:table-cell>
          <table:table-cell table:style-name="ce53" office:value-type="string" calcext:value-type="string">
            <text:p>PoliNetwork</text:p>
          </table:table-cell>
          <table:table-cell table:style-name="ce71" office:value-type="percentage" office:value="0" calcext:value-type="percentage">
            <text:p>0%</text:p>
          </table:table-cell>
          <table:table-cell table:number-columns-repeated="2" table:style-name="ce89" office:value-type="date" office:date-value="2022-12-15" calcext:value-type="date">
            <text:p>15/12/2022</text:p>
          </table:table-cell>
          <table:table-cell table:style-name="ce92"/>
          <table:table-cell table:style-name="ce96" table:number-columns-repeated="56"/>
          <table:table-cell table:style-name="ce37" table:number-columns-repeated="961"/>
        </table:table-row>
        <table:table-row table:style-name="ro11">
          <table:table-cell table:style-name="ce37"/>
          <table:table-cell table:style-name="ce53" office:value-type="string" calcext:value-type="string">
            <text:p>Comunicazione al "Gruppo preparazione TOL" / gruppi matricole 202x</text:p>
          </table:table-cell>
          <table:table-cell table:style-name="ce53" office:value-type="string" calcext:value-type="string">
            <text:p>Project Leader</text:p>
          </table:table-cell>
          <table:table-cell table:style-name="ce71" office:value-type="percentage" office:value="1" calcext:value-type="percentage">
            <text:p>100%</text:p>
          </table:table-cell>
          <table:table-cell table:number-columns-repeated="2" table:style-name="ce89" office:value-type="date" office:date-value="2022-12-15" calcext:value-type="date">
            <text:p>15/12/2022</text:p>
          </table:table-cell>
          <table:table-cell table:style-name="ce92"/>
          <table:table-cell table:style-name="ce96" table:number-columns-repeated="56"/>
          <table:table-cell table:style-name="ce37" table:number-columns-repeated="961"/>
        </table:table-row>
        <table:table-row table:style-name="ro11">
          <table:table-cell table:style-name="ce37"/>
          <table:table-cell table:style-name="ce53" table:number-columns-repeated="2"/>
          <table:table-cell table:style-name="ce71"/>
          <table:table-cell table:style-name="ce90" table:number-columns-repeated="2"/>
          <table:table-cell table:style-name="ce92"/>
          <table:table-cell table:style-name="ce96" table:number-columns-repeated="56"/>
          <table:table-cell table:style-name="ce37" table:number-columns-repeated="961"/>
        </table:table-row>
        <table:table-row table:style-name="ro11">
          <table:table-cell table:style-name="ce37" table:number-columns-repeated="4"/>
          <table:table-cell/>
          <table:table-cell table:style-name="ce37" table:number-columns-repeated="1019"/>
        </table:table-row>
        <table:table-row table:style-name="ro9" table:number-rows-repeated="1048539">
          <table:table-cell table:number-columns-repeated="1024"/>
        </table:table-row>
        <table:table-row table:style-name="ro10" table:number-rows-repeated="4">
          <table:table-cell table:number-columns-repeated="1024"/>
        </table:table-row>
        <table:table-row table:style-name="ro10">
          <table:table-cell table:number-columns-repeated="1024"/>
        </table:table-row>
        <table:named-expressions>
          <table:named-range table:name="avanzamento_attività" table:base-cell-address="$Charter.$A$1" table:cell-range-address="$Plan.$D1"/>
          <table:named-range table:name="fine_attività" table:base-cell-address="$Charter.$A$1" table:cell-range-address="$Plan.$F1"/>
          <table:named-range table:name="inizio_attività" table:base-cell-address="$Charter.$A$1" table:cell-range-address="$Plan.$E1"/>
          <table:named-expression table:name="oggi" table:base-cell-address="$Charter.$A$1" table:expression="TODAY()"/>
          <table:named-range table:name="Print_Titles_0" table:base-cell-address="$Charter.$A$1" table:cell-range-address="$Plan.$A$4:.$AMJ$6"/>
          <table:named-range table:name="Print_Titles_0_0" table:base-cell-address="$Charter.$A$1" table:cell-range-address="$Plan.$A$4:.$AMJ$6"/>
          <table:named-range table:name="_xlnm.Print_Titles" table:base-cell-address="$Charter.$A$1" table:cell-range-address="$Plan.$A$4:.$AMJ$6" table:range-usable-as="repeat-column repeat-row"/>
        </table:named-expressions>
        <calcext:conditional-formats>
          <calcext:conditional-format calcext:target-range-address="Plan.H14:Plan.BK27 Plan.H29:Plan.BK31 Plan.H5:Plan.BK11">
            <calcext:condition calcext:apply-style-name="ConditionalStyle_9" calcext:value="formula-is(AND(TODAY()&gt;=[.H$5];TODAY()&lt;[.I$5]))" calcext:base-cell-address="Plan.H5"/>
          </calcext:conditional-format>
          <calcext:conditional-format calcext:target-range-address="Plan.H14:Plan.BK27 Plan.H29:Plan.BK31 Plan.H7:Plan.BK11">
            <calcext:condition calcext:apply-style-name="ConditionalStyle_8" calcext:value="formula-is(AND(inizio_attività&lt;=[.H$5];ROUNDDOWN((fine_attività-inizio_attività+1)*avanzamento_attività;0)+inizio_attività-1&gt;=[.H$5]))" calcext:base-cell-address="Plan.H7"/>
            <calcext:condition calcext:apply-style-name="ConditionalStyle_7" calcext:value="formula-is(AND(fine_attività&gt;=[.H$5];inizio_attività&lt;[.I$5]))" calcext:base-cell-address="Plan.H7"/>
          </calcext:conditional-format>
          <calcext:conditional-format calcext:target-range-address="Plan.H12:Plan.BK13">
            <calcext:condition calcext:apply-style-name="ConditionalStyle_6" calcext:value="formula-is(AND(TODAY()&gt;=[.H$5];TODAY()&lt;[.I$5]))" calcext:base-cell-address="Plan.H12"/>
          </calcext:conditional-format>
          <calcext:conditional-format calcext:target-range-address="Plan.H12:Plan.BK13">
            <calcext:condition calcext:apply-style-name="ConditionalStyle_5" calcext:value="formula-is(AND(inizio_attività&lt;=[.H$5];ROUNDDOWN((fine_attività-inizio_attività+1)*avanzamento_attività;0)+inizio_attività-1&gt;=[.H$5]))" calcext:base-cell-address="Plan.H12"/>
            <calcext:condition calcext:apply-style-name="ConditionalStyle_4" calcext:value="formula-is(AND(fine_attività&gt;=[.H$5];inizio_attività&lt;[.I$5]))" calcext:base-cell-address="Plan.H12"/>
          </calcext:conditional-format>
          <calcext:conditional-format calcext:target-range-address="Plan.H28:Plan.BK28">
            <calcext:condition calcext:apply-style-name="ConditionalStyle_3" calcext:value="formula-is(AND(TODAY()&gt;=[.H$5];TODAY()&lt;[.I$5]))" calcext:base-cell-address="Plan.H28"/>
          </calcext:conditional-format>
          <calcext:conditional-format calcext:target-range-address="Plan.H28:Plan.BK28">
            <calcext:condition calcext:apply-style-name="ConditionalStyle_2" calcext:value="formula-is(AND(inizio_attività&lt;=[.H$5];ROUNDDOWN((fine_attività-inizio_attività+1)*avanzamento_attività;0)+inizio_attività-1&gt;=[.H$5]))" calcext:base-cell-address="Plan.H28"/>
            <calcext:condition calcext:apply-style-name="ConditionalStyle_1" calcext:value="formula-is(AND(fine_attività&gt;=[.H$5];inizio_attività&lt;[.I$5]))" calcext:base-cell-address="Plan.H28"/>
          </calcext:conditional-format>
        </calcext:conditional-formats>
      </table:table>
      <table:table table:name="Follow-up" table:style-name="ta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18" table:number-columns-repeated="3" table:default-cell-style-name="ce3"/>
        <table:table-column table:style-name="co23" table:number-columns-repeated="1013" table:default-cell-style-name="ce3"/>
        <table:table-column table:style-name="co24" table:default-cell-style-name="ce3"/>
        <table:table-row table:style-name="ro9" table:number-rows-repeated="2">
          <table:table-cell table:number-columns-repeated="1024"/>
        </table:table-row>
        <table:table-row table:style-name="ro14">
          <table:table-cell table:number-columns-repeated="1024"/>
        </table:table-row>
        <table:table-row table:style-name="ro9">
          <table:table-cell/>
          <table:table-cell table:style-name="ce184" office:value-type="string" calcext:value-type="string">
            <text:p>ID</text:p>
          </table:table-cell>
          <table:table-cell table:style-name="ce184" office:value-type="string" calcext:value-type="string">
            <text:p>Data apertura</text:p>
          </table:table-cell>
          <table:table-cell table:style-name="ce184" office:value-type="string" calcext:value-type="string">
            <text:p>Origine</text:p>
          </table:table-cell>
          <table:table-cell table:style-name="ce184" office:value-type="string" calcext:value-type="string">
            <text:p>Opportunità di miglioramento</text:p>
          </table:table-cell>
          <table:table-cell table:style-name="ce184" office:value-type="string" calcext:value-type="string">
            <text:p>Risoluzione</text:p>
          </table:table-cell>
          <table:table-cell table:style-name="ce184" office:value-type="string" calcext:value-type="string">
            <text:p>Responsabilità</text:p>
          </table:table-cell>
          <table:table-cell table:style-name="ce184" office:value-type="string" calcext:value-type="string">
            <text:p>Scadenza</text:p>
          </table:table-cell>
          <table:table-cell table:style-name="ce184" office:value-type="string" calcext:value-type="string">
            <text:p>Data chiusura</text:p>
          </table:table-cell>
          <table:table-cell table:style-name="ce184" office:value-type="string" calcext:value-type="string">
            <text:p>Stato</text:p>
          </table:table-cell>
          <table:table-cell table:number-columns-repeated="1014"/>
        </table:table-row>
        <table:table-row table:style-name="ro15">
          <table:table-cell/>
          <table:table-cell table:style-name="ce185"/>
          <table:table-cell table:style-name="ce186" office:value-type="date" office:date-value="2021-12-14" calcext:value-type="date">
            <text:p>14-dic</text:p>
          </table:table-cell>
          <table:table-cell table:style-name="ce187" office:value-type="string" calcext:value-type="string">
            <text:p>@federico_grandi</text:p>
          </table:table-cell>
          <table:table-cell table:style-name="ce188" office:value-type="string" calcext:value-type="string">
            <text:p>Quando si arriva all’ultima schermata della simulazione, cliccando sul footer “Home” rimane sulla stessa pagina (è corretto)</text:p>
          </table:table-cell>
          <table:table-cell table:style-name="ce188" office:value-type="string" calcext:value-type="string">
            <text:p>Implementare un alert in modo tale che cliccando su “Home” a fine simulazione si possa tornare alla pagina iniziale per ripetere il test: "Stai per iniziare una nuovo test. Assicurati di aver salvato i risultati della simulazione altrimenti andranno persi"...Nuovo test....Annulla. Con Nuovo test però dovrebbe andare alla pagina home iniziale.</text:p>
            <text:p/>
            <text:p>Considerare inoltre il caso di ricarica della pagina.</text:p>
          </table:table-cell>
          <table:table-cell table:style-name="ce187" office:value-type="string" calcext:value-type="string">
            <text:p>@federico_grandi</text:p>
          </table:table-cell>
          <table:table-cell table:style-name="ce186" office:value-type="date" office:date-value="2022-03-29" calcext:value-type="date">
            <text:p>29-mar</text:p>
          </table:table-cell>
          <table:table-cell table:style-name="ce186" office:value-type="date" office:date-value="2022-04-26" calcext:value-type="date">
            <text:p>26-apr</text:p>
          </table:table-cell>
          <table:table-cell table:style-name="ce186" office:value-type="string" calcext:value-type="string">
            <text:p>Chiusa</text:p>
          </table:table-cell>
          <table:table-cell table:number-columns-repeated="1014"/>
        </table:table-row>
        <table:table-row table:style-name="ro16">
          <table:table-cell/>
          <table:table-cell table:style-name="ce185"/>
          <table:table-cell table:style-name="ce186" office:value-type="date" office:date-value="2022-01-09" calcext:value-type="date">
            <text:p>09-gen</text:p>
          </table:table-cell>
          <table:table-cell table:style-name="ce187" office:value-type="string" calcext:value-type="string">
            <text:p>@Mattysal</text:p>
          </table:table-cell>
          <table:table-cell table:style-name="ce188" office:value-type="string" calcext:value-type="string">
            <text:p>Ai fini statistici, non viene tenuta traccia di quali sono le domande che hanno una percentuale di errore più elevata</text:p>
          </table:table-cell>
          <table:table-cell table:style-name="ce188" office:value-type="string" calcext:value-type="string">
            <text:p>Discuterne al kick-off meeting del 14/3. Statistiche per simulazione/utente oppure per quesito? Se implementata, come potremmo sfruttare in seguito quesa funzionalità? - PER SIMULAZIONE NON PER QUESITO – Soluzione da approvare al follow-up meeting del 22/3</text:p>
          </table:table-cell>
          <table:table-cell table:style-name="ce187" office:value-type="string" calcext:value-type="string">
            <text:p>Team Web</text:p>
          </table:table-cell>
          <table:table-cell table:style-name="ce186" office:value-type="date" office:date-value="2022-03-14" calcext:value-type="date">
            <text:p>14-mar</text:p>
          </table:table-cell>
          <table:table-cell table:style-name="ce186"/>
          <table:table-cell table:style-name="ce186" office:value-type="string" calcext:value-type="string">
            <text:p>Sospesa</text:p>
          </table:table-cell>
          <table:table-cell table:number-columns-repeated="1014"/>
        </table:table-row>
        <table:table-row table:style-name="ro16">
          <table:table-cell/>
          <table:table-cell table:style-name="ce185"/>
          <table:table-cell table:style-name="ce186" office:value-type="date" office:date-value="2022-01-17" calcext:value-type="date">
            <text:p>17-gen</text:p>
          </table:table-cell>
          <table:table-cell table:style-name="ce187" office:value-type="string" calcext:value-type="string">
            <text:p>Gruppo preparazione TOL</text:p>
          </table:table-cell>
          <table:table-cell table:style-name="ce188" office:value-type="string" calcext:value-type="string">
            <text:p>Non viene mostrata la risposta corretta a ciascun quesito nel file pdf di fine simulazione. E’ stata una scelta voluta del Project Leader, per stilmolare la discussione/garantire maggiore “giocabilità” della simulazione (attualmente solo 2 TOL)</text:p>
          </table:table-cell>
          <table:table-cell table:style-name="ce188" office:value-type="string" calcext:value-type="string">
            <text:p>Mostrare la risposta corretta a ciascun quesito nel file pdf di fine simulazione. Eliminare dal file pdf i riferimenti alla nostra [numerazione] interna dei quesiti. - Soluzione da approvare al follow-up meeting del 22/3</text:p>
          </table:table-cell>
          <table:table-cell table:style-name="ce187" office:value-type="string" calcext:value-type="string">
            <text:p>@federico_grandi</text:p>
          </table:table-cell>
          <table:table-cell table:style-name="ce186" office:value-type="date" office:date-value="2022-03-29" calcext:value-type="date">
            <text:p>29-mar</text:p>
          </table:table-cell>
          <table:table-cell table:style-name="ce186" office:value-type="date" office:date-value="2022-04-19" calcext:value-type="date">
            <text:p>19-apr</text:p>
          </table:table-cell>
          <table:table-cell table:style-name="ce186" office:value-type="string" calcext:value-type="string">
            <text:p>Chiusa</text:p>
          </table:table-cell>
          <table:table-cell table:number-columns-repeated="1014"/>
        </table:table-row>
        <table:table-row table:style-name="ro17">
          <table:table-cell/>
          <table:table-cell table:style-name="ce185"/>
          <table:table-cell table:style-name="ce186" office:value-type="date" office:date-value="2022-02-28" calcext:value-type="date">
            <text:p>28-feb</text:p>
          </table:table-cell>
          <table:table-cell table:style-name="ce186" office:value-type="string" calcext:value-type="string">
            <text:p>@spyarect</text:p>
          </table:table-cell>
          <table:table-cell table:style-name="ce188" office:value-type="string" calcext:value-type="string">
            <text:p>Integrazione della simulazione TOL con lo storico delle graduatorie di Ingegneria https://polinetworkorg.github.io/Rankings/</text:p>
          </table:table-cell>
          <table:table-cell table:style-name="ce188" office:value-type="string" calcext:value-type="string">
            <text:p>Discuterne al kick-off meeting del 14/3. Si potrebbe includere nei risultati della simulazione TOL (file pdf) un tabella corsi ingegneria/anno graduatoria. In base all punteggio ottenuto, l’aspirante matricola potrà conoscere in quali corsi sarebbe stato immatricolabile – Soluzione da approvare al follow-up meeting del 22/3</text:p>
          </table:table-cell>
          <table:table-cell table:style-name="ce187" office:value-type="string" calcext:value-type="string">
            <text:p>Team Web</text:p>
          </table:table-cell>
          <table:table-cell table:style-name="ce186" office:value-type="date" office:date-value="2022-03-14" calcext:value-type="date">
            <text:p>14-mar</text:p>
          </table:table-cell>
          <table:table-cell table:style-name="ce186"/>
          <table:table-cell table:style-name="ce186" office:value-type="string" calcext:value-type="string">
            <text:p>Sospesa</text:p>
          </table:table-cell>
          <table:table-cell table:number-columns-repeated="1014"/>
        </table:table-row>
        <table:table-row table:style-name="ro9">
          <table:table-cell/>
          <table:table-cell table:style-name="ce185"/>
          <table:table-cell table:style-name="ce186" table:number-columns-repeated="8"/>
          <table:table-cell table:number-columns-repeated="1014"/>
        </table:table-row>
        <table:table-row table:style-name="ro9" table:number-rows-repeated="10">
          <table:table-cell table:number-columns-repeated="2"/>
          <table:table-cell table:style-name="ce186" table:number-columns-repeated="8"/>
          <table:table-cell table:number-columns-repeated="1014"/>
        </table:table-row>
        <table:table-row table:style-name="ro18" table:number-rows-repeated="1048556">
          <table:table-cell table:number-columns-repeated="1024"/>
        </table:table-row>
        <table:table-row table:style-name="ro18">
          <table:table-cell table:number-columns-repeated="1024"/>
        </table:table-row>
        <table:named-expressions>
          <table:named-expression table:name="_xlnm._FilterDatabase" table:base-cell-address="$'Follow-up'.$A$1" table:expression="follow--:follow-#REF!"/>
        </table:named-expressions>
      </table:table>
      <table:named-expressions>
        <table:named-range table:name="Inizio_progetto" table:base-cell-address="$Charter.$A$1" table:cell-range-address="$Plan.$E$3"/>
        <table:named-range table:name="Visualizza_settimana" table:base-cell-address="$Charter.$A$1" table:cell-range-address="$Plan.$E$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1" svg:font-family="Calibri"/>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Tahoma"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date-style style:name="N108">
      <number:day/>
    </number:date-style>
    <number:date-style style:name="N110P0" style:volatile="true">
      <number:day/>
      <number:text>/</number:text>
      <number:month/>
      <number:text>/</number:text>
      <number:year/>
    </number:date-style>
    <number:text-style style:name="N110">
      <number:text-content/>
      <style:map style:condition="value()&lt;=1.79769313486232E+308" style:apply-style-name="N110P0"/>
    </number:text-style>
    <number:date-style style:name="N111">
      <number:day number:style="long"/>
      <number:text>-</number:text>
      <number:month number:style="long"/>
      <number:text>-</number:text>
      <number:year/>
    </number:date-style>
    <number:date-style style:name="N112">
      <number:day/>
      <number:text>-</number:text>
      <number:month/>
      <number:text>-</number:text>
      <number:year/>
    </number:date-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number:date-style style:name="N10138" number:language="it" number:country="IT">
      <number:day number:style="long"/>
      <number:text>-</number:text>
      <number:month number:style="long"/>
      <number:text>-</number:text>
      <number:year number:style="long"/>
    </number:date-style>
    <style:style style:name="Default" style:family="table-cell">
      <style:table-cell-properties style:rotation-align="none" style:vertical-align="bottom"/>
      <style:text-properties fo:color="#000000" style:font-name="Calibri" fo:font-family="Calibri" style:font-family-generic="swiss" fo:font-size="11pt" style:font-name-asian="SimSun" style:font-family-asian="SimSun" style:font-family-generic-asian="system" style:font-pitch-asian="variable" style:font-size-asian="11pt" style:font-name-complex="Lucida Sans" style:font-family-complex="'Lucida Sans'"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4.66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Percent" style:display-name="Excel Built-in Percent" style:family="table-cell" style:parent-style-name="Default" style:data-style-name="N1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onditionalStyle_5f_9" style:display-name="ConditionalStyle_9" style:family="table-cell" style:parent-style-name="Default">
      <style:table-cell-properties fo:border-bottom="none" fo:border-left="0.74pt solid #000000" fo:border-right="0.74pt solid #000000" fo:border-top="none"/>
      <style:text-properties fo:color="#000000" style:font-name="Calibri1" fo:font-family="Calibri"/>
    </style:style>
    <style:style style:name="ConditionalStyle_5f_8" style:display-name="ConditionalStyle_8" style:family="table-cell" style:parent-style-name="Default">
      <style:table-cell-properties fo:background-color="#a6a6a6"/>
      <style:text-properties fo:color="#000000" style:font-name="Calibri1" fo:font-family="Calibri"/>
    </style:style>
    <style:style style:name="ConditionalStyle_5f_7" style:display-name="ConditionalStyle_7" style:family="table-cell" style:parent-style-name="Default">
      <style:table-cell-properties fo:background-color="#8064a2" fo:border="none"/>
      <style:text-properties fo:color="#000000" style:font-name="Calibri1" fo:font-family="Calibri"/>
    </style:style>
    <style:style style:name="ConditionalStyle_5f_6" style:display-name="ConditionalStyle_6" style:family="table-cell" style:parent-style-name="Default">
      <style:table-cell-properties fo:border-bottom="none" fo:border-left="0.74pt solid #000000" fo:border-right="0.74pt solid #000000" fo:border-top="none"/>
      <style:text-properties fo:color="#000000" style:font-name="Calibri1" fo:font-family="Calibri"/>
    </style:style>
    <style:style style:name="ConditionalStyle_5f_5" style:display-name="ConditionalStyle_5" style:family="table-cell" style:parent-style-name="Default">
      <style:table-cell-properties fo:background-color="#a6a6a6"/>
      <style:text-properties fo:color="#000000" style:font-name="Calibri1" fo:font-family="Calibri"/>
    </style:style>
    <style:style style:name="ConditionalStyle_5f_4" style:display-name="ConditionalStyle_4" style:family="table-cell" style:parent-style-name="Default">
      <style:table-cell-properties fo:background-color="#8064a2" fo:border="none"/>
      <style:text-properties fo:color="#000000" style:font-name="Calibri1" fo:font-family="Calibri"/>
    </style:style>
    <style:style style:name="ConditionalStyle_5f_3" style:display-name="ConditionalStyle_3" style:family="table-cell" style:parent-style-name="Default">
      <style:table-cell-properties fo:border-bottom="none" fo:border-left="0.74pt solid #000000" fo:border-right="0.74pt solid #000000" fo:border-top="none"/>
      <style:text-properties fo:color="#000000" style:font-name="Calibri1" fo:font-family="Calibri"/>
    </style:style>
    <style:style style:name="ConditionalStyle_5f_2" style:display-name="ConditionalStyle_2" style:family="table-cell" style:parent-style-name="Default">
      <style:table-cell-properties fo:background-color="#a6a6a6"/>
      <style:text-properties fo:color="#000000" style:font-name="Calibri1" fo:font-family="Calibri"/>
    </style:style>
    <style:style style:name="ConditionalStyle_5f_1" style:display-name="ConditionalStyle_1" style:family="table-cell" style:parent-style-name="Default">
      <style:table-cell-properties fo:background-color="#8064a2" fo:border="none"/>
      <style:text-properties fo:color="#000000" style:font-name="Calibri1" fo:font-family="Calibri"/>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6.74mm" fo:margin-bottom="26.74mm" fo:margin-left="20mm" fo:margin-right="20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8.89mm" fo:margin-bottom="12.7mm" fo:margin-left="8.89mm" fo:margin-right="8.89mm" style:print-page-order="ttb" style:first-page-number="continue" loext:scale-to-X="1" style:table-centering="horizontal"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15">00/00/0000</text:date>, <text:time style:data-style-name="N2" text:time-value="06:35:29.986826474">00:00:00</text:time></text:p>
        </style:region-right>
      </style:header>
      <style:header-left style:display="false"/>
      <style:footer>
        <text:p>Page <text:page-number>1</text:page-number><text:s/>/ <text:page-count>99</text:page-count></text:p>
      </style:footer>
      <style:footer-left style:display="false"/>
    </style:master-page>
    <style:master-page style:name="PageStyle_5f_Charter" style:display-name="PageStyle_Charter" style:page-layout-name="Mpm3">
      <style:header style:display="false"/>
      <style:header-left style:display="false"/>
      <style:footer style:display="false"/>
      <style:footer-left style:display="false"/>
    </style:master-page>
    <style:master-page style:name="PageStyle_5f_Follow-up" style:display-name="PageStyle_Follow-up" style:page-layout-name="Mpm4">
      <style:header style:display="false"/>
      <style:header-left style:display="false"/>
      <style:footer style:display="false"/>
      <style:footer-left style:display="false"/>
    </style:master-page>
    <style:master-page style:name="PageStyle_5f_Plan" style:display-name="PageStyle_Plan"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3</meta:editing-cycles>
    <meta:creation-date>2021-10-20T01:55:41</meta:creation-date>
    <dc:date>2022-12-15T06:37:35.966865682</dc:date>
    <meta:editing-duration>PT2H17M44S</meta:editing-duration>
    <meta:generator>LibreOffice/6.0.6.2$MacOSX_X86_64 LibreOffice_project/0c292870b25a325b5ed35f6b45599d2ea4458e77</meta:generator>
    <meta:document-statistic meta:table-count="3" meta:cell-count="302"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MSIP_Label_3aac0ad3-18d9-49e9-a80d-c985041778ba_ActionId" meta:value-type="string">909f509d-02c6-4fe8-b2aa-4c92a038a1c5</meta:user-defined>
    <meta:user-defined meta:name="MSIP_Label_3aac0ad3-18d9-49e9-a80d-c985041778ba_ContentBits" meta:value-type="string">2</meta:user-defined>
    <meta:user-defined meta:name="MSIP_Label_3aac0ad3-18d9-49e9-a80d-c985041778ba_Enabled" meta:value-type="string">true</meta:user-defined>
    <meta:user-defined meta:name="MSIP_Label_3aac0ad3-18d9-49e9-a80d-c985041778ba_Method" meta:value-type="string">Standard</meta:user-defined>
    <meta:user-defined meta:name="MSIP_Label_3aac0ad3-18d9-49e9-a80d-c985041778ba_Name" meta:value-type="string">General Business</meta:user-defined>
    <meta:user-defined meta:name="MSIP_Label_3aac0ad3-18d9-49e9-a80d-c985041778ba_SetDate" meta:value-type="string">2021-10-20T01:55:52Z</meta:user-defined>
    <meta:user-defined meta:name="MSIP_Label_3aac0ad3-18d9-49e9-a80d-c985041778ba_SiteId" meta:value-type="string">c3e32f53-cb7f-4809-968d-1cc4ccc785fe</meta:user-defined>
    <meta:user-defined meta:name="ScaleCrop" meta:value-type="boolean">false</meta:user-defined>
    <meta:user-defined meta:name="ShareDoc" meta:value-type="boolean">false</meta:user-defined>
  </office:meta>
</office:document-meta>
</file>